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1" style:family="paragraph" style:parent-style-name="Standard">
      <style:paragraph-properties fo:margin-left="0in" fo:margin-right="0in" fo:margin-top="0.25in" fo:margin-bottom="0.0555in" loext:contextual-spacing="false" fo:line-height="100%" fo:text-align="justify" style:justify-single-word="false" fo:text-indent="0in" style:auto-text-indent="false" fo:keep-with-next="auto"/>
    </style:style>
    <style:style style:name="P12" style:family="paragraph" style:parent-style-name="Standard">
      <style:paragraph-properties fo:margin-left="0in" fo:margin-right="0in" fo:margin-top="0.1945in" fo:margin-bottom="0.0555in" loext:contextual-spacing="false" fo:line-height="100%" fo:text-indent="0in" style:auto-text-indent="false" fo:keep-with-next="auto"/>
      <style:text-properties fo:font-weight="bold" style:font-weight-asian="bold"/>
    </style:style>
    <style:style style:name="P13" style:family="paragraph" style:parent-style-name="Standard">
      <style:paragraph-properties fo:margin-left="0in" fo:margin-right="0in" fo:margin-top="0.1945in" fo:margin-bottom="0.0555in" loext:contextual-spacing="false" fo:line-height="100%" fo:text-indent="0in" style:auto-text-indent="false" fo:keep-with-next="auto"/>
    </style:style>
    <style:style style:name="P14" style:family="paragraph" style:parent-style-name="Standard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15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6" style:family="paragraph" style:parent-style-name="Standard">
      <style:paragraph-properties fo:break-before="auto" fo:break-after="auto"/>
    </style:style>
    <style:style style:name="P17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8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9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2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2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4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9" style:family="paragraph" style:parent-style-name="Standard">
      <style:paragraph-properties fo:margin-top="0.1665in" fo:margin-bottom="0.1665in" loext:contextual-spacing="false" fo:line-height="100%"/>
    </style:style>
    <style:style style:name="P30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31" style:family="paragraph" style:parent-style-name="Standard" style:list-style-name="WWNum2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2" style:family="paragraph" style:parent-style-name="Standard" style:list-style-name="WWNum26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3" style:family="paragraph" style:parent-style-name="Standard" style:list-style-name="WWNum20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4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5" style:family="paragraph" style:parent-style-name="Standard" style:list-style-name="WWNum25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6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7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8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9" style:family="paragraph" style:parent-style-name="Standard" style:list-style-name="WWNum16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0" style:family="paragraph" style:parent-style-name="Standard" style:list-style-name="WWNum2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1" style:family="paragraph" style:parent-style-name="Standard" style:list-style-name="WWNum26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2" style:family="paragraph" style:parent-style-name="Standard" style:list-style-name="WWNum20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3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4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5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7" style:family="paragraph" style:parent-style-name="Standard" style:list-style-name="WWNum16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8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49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50" style:family="paragraph" style:parent-style-name="Standard" style:list-style-name="WWNum26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1" style:family="paragraph" style:parent-style-name="Standard" style:list-style-name="WWNum20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2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3" style:family="paragraph" style:parent-style-name="Standard" style:list-style-name="WWNum25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4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5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6" style:family="paragraph" style:parent-style-name="Standard" style:list-style-name="WWNum16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7" style:family="paragraph" style:parent-style-name="Standard" style:list-style-name="WWNum22">
      <style:paragraph-properties fo:margin-left="0.5in" fo:margin-right="0in" fo:margin-top="0.1665in" fo:margin-bottom="0.1665in" loext:contextual-spacing="false" fo:line-height="100%" fo:text-align="start" style:justify-single-word="false" fo:text-indent="-0.25in" style:auto-text-indent="false"/>
    </style:style>
    <style:style style:name="P58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59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60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61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62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63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64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65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66" style:family="paragraph" style:parent-style-name="Standard" style:list-style-name="WWNum23">
      <style:paragraph-properties fo:margin-left="0.5in" fo:margin-right="0in" fo:text-indent="-0.25in" style:auto-text-indent="false"/>
    </style:style>
    <style:style style:name="P67" style:family="paragraph" style:parent-style-name="Standard" style:list-style-name="WWNum28">
      <style:paragraph-properties fo:margin-left="0.5in" fo:margin-right="0in" fo:text-indent="-0.25in" style:auto-text-indent="false"/>
    </style:style>
    <style:style style:name="P68" style:family="paragraph" style:parent-style-name="Standard" style:list-style-name="WWNum24">
      <style:paragraph-properties fo:margin-left="0.5in" fo:margin-right="0in" fo:text-indent="-0.25in" style:auto-text-indent="false"/>
    </style:style>
    <style:style style:name="P69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70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71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72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73" style:family="paragraph" style:parent-style-name="Standard" style:list-style-name="WWNum27">
      <style:paragraph-properties fo:margin-left="0.5in" fo:margin-right="0in" fo:text-indent="-0.25in" style:auto-text-indent="false"/>
    </style:style>
    <style:style style:name="P7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75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76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77" style:family="paragraph" style:parent-style-name="Standard" style:list-style-name="WWNum21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8" style:family="paragraph" style:parent-style-name="Standard" style:list-style-name="WWNum14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9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80" style:family="paragraph" style:parent-style-name="Standard" style:list-style-name="WWNum21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81" style:family="paragraph" style:parent-style-name="Standard" style:list-style-name="WWNum14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82" style:family="paragraph" style:parent-style-name="Standard" style:list-style-name="WWNum5">
      <style:paragraph-properties fo:margin-left="1in" fo:margin-right="0in" fo:margin-top="0in" fo:margin-bottom="0.0429in" loext:contextual-spacing="false" fo:text-indent="-0.25in" style:auto-text-indent="false"/>
    </style:style>
    <style:style style:name="P83" style:family="paragraph" style:parent-style-name="Standard" style:list-style-name="WWNum23">
      <style:paragraph-properties fo:margin-left="1in" fo:margin-right="0in" fo:text-indent="-0.25in" style:auto-text-indent="false"/>
    </style:style>
    <style:style style:name="P8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5" style:family="paragraph" style:parent-style-name="Heading_20_1">
      <style:paragraph-properties fo:margin-top="0.3335in" fo:margin-bottom="0.0835in" loext:contextual-spacing="false" fo:line-height="100%"/>
    </style:style>
    <style:style style:name="P8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small-caps" fo:font-size="16pt" fo:font-weight="bold" style:font-size-asian="16pt" style:font-weight-asian="bold" style:font-size-complex="16pt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fo:color="#333333" style:font-name="Consolas" fo:font-size="11pt" fo:font-weight="bold" fo:background-color="#f8f8f8" loext:char-shading-value="0" style:font-name-asian="Consolas1" style:font-size-asian="11pt" style:font-weight-asian="bold" style:font-name-complex="Consolas1" style:font-size-complex="11pt"/>
    </style:style>
    <style:style style:name="T17" style:family="text">
      <style:text-properties fo:color="#333333" style:font-name="Consolas" fo:font-size="11pt" fo:background-color="#f8f8f8" loext:char-shading-value="0" style:font-name-asian="Consolas1" style:font-size-asian="11pt" style:font-name-complex="Consolas1" style:font-size-complex="11pt"/>
    </style:style>
    <style:style style:name="T18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19" style:family="text">
      <style:text-properties fo:color="#333333" style:font-name="Consolas" fo:background-color="#f8f8f8" loext:char-shading-value="0" style:font-name-asian="Consolas1" style:font-name-complex="Consolas1"/>
    </style:style>
    <style:style style:name="T20" style:family="text">
      <style:text-properties fo:color="#333333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1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2" style:family="text">
      <style:text-properties fo:color="#dd1144" style:font-name="Consolas" fo:font-size="11pt" fo:background-color="#f8f8f8" loext:char-shading-value="0" style:font-name-asian="Consolas1" style:font-size-asian="11pt" style:font-name-complex="Consolas1" style:font-size-complex="11pt"/>
    </style:style>
    <style:style style:name="T23" style:family="text">
      <style:text-properties fo:color="#dd1144" style:font-name="Consolas" fo:background-color="#f8f8f8" loext:char-shading-value="0" style:font-name-asian="Consolas1" style:font-name-complex="Consolas1"/>
    </style:style>
    <style:style style:name="T24" style:family="text">
      <style:text-properties fo:color="#dd1144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5" style:family="text">
      <style:text-properties fo:color="#445588" style:font-name="Consolas" fo:font-size="11pt" fo:font-weight="bold" fo:background-color="#f8f8f8" loext:char-shading-value="0" style:font-name-asian="Consolas1" style:font-size-asian="11pt" style:font-weight-asian="bold" style:font-name-complex="Consolas1" style:font-size-complex="11pt"/>
    </style:style>
    <style:style style:name="T26" style:family="text">
      <style:text-properties fo:color="#445588" style:font-name="Consolas" fo:font-weight="bold" fo:background-color="#f8f8f8" loext:char-shading-value="0" style:font-name-asian="Consolas1" style:font-weight-asian="bold" style:font-name-complex="Consolas1"/>
    </style:style>
    <style:style style:name="T27" style:family="text">
      <style:text-properties fo:color="#445588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8" style:family="text">
      <style:text-properties fo:color="#999999" style:font-name="Consolas" fo:font-size="11pt" fo:font-weight="bold" fo:background-color="#f8f8f8" loext:char-shading-value="0" style:font-name-asian="Consolas1" style:font-size-asian="11pt" style:font-weight-asian="bold" style:font-name-complex="Consolas1" style:font-size-complex="11pt"/>
    </style:style>
    <style:style style:name="T29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T30" style:family="text">
      <style:text-properties fo:color="#999999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31" style:family="text">
      <style:text-properties fo:color="#0086b3" style:font-name="Consolas" fo:font-size="11pt" fo:background-color="#f8f8f8" loext:char-shading-value="0" style:font-name-asian="Consolas1" style:font-size-asian="11pt" style:font-name-complex="Consolas1" style:font-size-complex="11pt"/>
    </style:style>
    <style:style style:name="T32" style:family="text">
      <style:text-properties fo:color="#0086b3" style:font-name="Consolas" fo:background-color="#f8f8f8" loext:char-shading-value="0" style:font-name-asian="Consolas1" style:font-name-complex="Consolas1"/>
    </style:style>
    <style:style style:name="T33" style:family="text">
      <style:text-properties fo:color="#0086b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34" style:family="text">
      <style:text-properties fo:color="#999988" style:font-name="Consolas" fo:font-size="11pt" fo:font-style="italic" fo:background-color="#f8f8f8" loext:char-shading-value="0" style:font-name-asian="Consolas1" style:font-size-asian="11pt" style:font-style-asian="italic" style:font-name-complex="Consolas1" style:font-size-complex="11pt"/>
    </style:style>
    <style:style style:name="T35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36" style:family="text">
      <style:text-properties fo:color="#999988" style:font-name="Consolas" fo:font-size="10pt" fo:font-style="italic" fo:background-color="#f8f8f8" loext:char-shading-value="0" style:font-name-asian="Consolas1" style:font-size-asian="10pt" style:font-style-asian="italic" style:font-name-complex="Consolas1" style:font-size-complex="10pt"/>
    </style:style>
    <style:style style:name="T37" style:family="text">
      <style:text-properties fo:color="#008080" style:font-name="Consolas" fo:font-size="11pt" fo:background-color="#f8f8f8" loext:char-shading-value="0" style:font-name-asian="Consolas1" style:font-size-asian="11pt" style:font-name-complex="Consolas1" style:font-size-complex="11pt"/>
    </style:style>
    <style:style style:name="T38" style:family="text">
      <style:text-properties fo:color="#008080" style:font-name="Consolas" fo:background-color="#f8f8f8" loext:char-shading-value="0" style:font-name-asian="Consolas1" style:font-name-complex="Consolas1"/>
    </style:style>
    <style:style style:name="T39" style:family="text">
      <style:text-properties fo:color="#008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40" style:family="text">
      <style:text-properties fo:font-size="11pt" style:font-size-asian="11pt" style:font-size-complex="11pt"/>
    </style:style>
    <style:style style:name="T41" style:family="text">
      <style:text-properties style:text-underline-style="none"/>
    </style:style>
    <style:style style:name="T4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<text:bookmark text:name="_aczyuw2yex2w"/><text:span text:style-name="T1">Desarrollo de Interfaces</text:span><text:span text:style-name="T2"><text:line-break/></text:span><text:span text:style-name="T3">Unidad 11 - Navegación, estado y responsive en Flutter</text:span></text:p>
      <text:p text:style-name="P2"><draw:frame draw:style-name="fr1" draw:name="image2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or: Sergi García</text:span><draw:frame draw:style-name="fr3" draw:name="image4.png" text:anchor-type="char" svg:x="3.4583in" svg:y="0.1146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Actualizado Septiembre 2025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10">A lo largo de este tema se utilizarán diferentes símbolos para distinguir elementos importantes dentro del contenido. Estos símbolos son:</text:p>
      <text:p text:style-name="P8"/>
      <text:p text:style-name="P15"><text:span text:style-name="T8"><text:s/>📖 </text:span><text:span text:style-name="T9">Importante</text:span></text:p>
      <text:p text:style-name="P16"/>
      <text:p text:style-name="P15"><text:span text:style-name="T8"><text:s/>❕ </text:span><text:span text:style-name="T9">Atención</text:span></text:p>
      <text:p text:style-name="P16"><text:s/></text:p>
      <text:p text:style-name="P15"><text:span text:style-name="T8"><text:s/>💬</text:span> <text:span text:style-name="T9">Interesante</text:span></text:p>
      <text:p text:style-name="P17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0"><text:a xlink:type="simple" xlink:href="#_i7n91wajds6v" text:style-name="Index_20_Link" text:visited-style-name="Index_20_Link"><text:span text:style-name="T13">1. Introducción<text:tab/>3</text:span></text:a></text:p>
          <text:p text:style-name="P20"><text:a xlink:type="simple" xlink:href="#_u2jp21lps2n" text:style-name="Index_20_Link" text:visited-style-name="Index_20_Link"><text:span text:style-name="T13">2. MVVM en Flutter: Explicación Teórica<text:tab/>3</text:span></text:a></text:p>
          <text:p text:style-name="P20"><text:a xlink:type="simple" xlink:href="#_330l3mh01xnx" text:style-name="Index_20_Link" text:visited-style-name="Index_20_Link"><text:span text:style-name="T13">3. Navegación entre pantallas en Flutter<text:tab/>5</text:span></text:a></text:p>
          <text:p text:style-name="P22"><text:a xlink:type="simple" xlink:href="#_z01m2beqjbw6" text:style-name="Index_20_Link" text:visited-style-name="Index_20_Link"><text:span text:style-name="T14">3.1. Navigator.push y Navigator.pop (imperativo, stack-based)<text:tab/>6</text:span></text:a></text:p>
          <text:p text:style-name="P22"><text:a xlink:type="simple" xlink:href="#_u53nafkjmoq4" text:style-name="Index_20_Link" text:visited-style-name="Index_20_Link"><text:span text:style-name="T14">3.2. Paso de datos entre pantallas<text:tab/>8</text:span></text:a></text:p>
          <text:p text:style-name="P22"><text:a xlink:type="simple" xlink:href="#_u45gh0duqg1z" text:style-name="Index_20_Link" text:visited-style-name="Index_20_Link"><text:span text:style-name="T14">3.3. Rutas nombradas: cuándo y cómo<text:tab/>10</text:span></text:a></text:p>
          <text:p text:style-name="P22"><text:a xlink:type="simple" xlink:href="#_tyivnfpcb2ih" text:style-name="Index_20_Link" text:visited-style-name="Index_20_Link"><text:span text:style-name="T14">3.4-4 Go Router (declarativo, URL-friendly, recomendado para apps complejas / web)<text:tab/>10</text:span></text:a></text:p>
          <text:p text:style-name="P22"><text:a xlink:type="simple" xlink:href="#_cgvmvgnvr4d2" text:style-name="Index_20_Link" text:visited-style-name="Index_20_Link"><text:span text:style-name="T14">3.5. Buenas prácticas y cuándo usar cada técnica<text:tab/>12</text:span></text:a></text:p>
          <text:p text:style-name="P20"><text:a xlink:type="simple" xlink:href="#_ipkpvf5y5ab2" text:style-name="Index_20_Link" text:visited-style-name="Index_20_Link"><text:span text:style-name="T13">4. Gestión de Estado en Flutter<text:tab/>13</text:span></text:a></text:p>
          <text:p text:style-name="P22"><text:a xlink:type="simple" xlink:href="#_c4tu0lznnqw" text:style-name="Index_20_Link" text:visited-style-name="Index_20_Link"><text:span text:style-name="T14">4. 1. setState() → Estado Local<text:tab/>14</text:span></text:a></text:p>
          <text:p text:style-name="P22"><text:a xlink:type="simple" xlink:href="#_hbi2krhs3uxb" text:style-name="Index_20_Link" text:visited-style-name="Index_20_Link"><text:span text:style-name="T14">4. 2. Provider → Estado Global<text:tab/>15</text:span></text:a></text:p>
          <text:p text:style-name="P22"><text:a xlink:type="simple" xlink:href="#_3uky6rcmu4ed" text:style-name="Index_20_Link" text:visited-style-name="Index_20_Link"><text:span text:style-name="T14">4. 3. Riverpod → Moderno, Escalable y Desacoplado<text:tab/>16</text:span></text:a></text:p>
          <text:p text:style-name="P20"><text:a xlink:type="simple" xlink:href="#_ncs3x1cb8dso" text:style-name="Index_20_Link" text:visited-style-name="Index_20_Link"><text:span text:style-name="T13">5. Diseño responsivo y adaptabilidad en Flutter<text:tab/>17</text:span></text:a></text:p>
          <text:p text:style-name="P20"><text:a xlink:type="simple" xlink:href="#_ax44ni7spos4" text:style-name="Index_20_Link" text:visited-style-name="Index_20_Link"><text:span text:style-name="T13">6. Recursos recomendados para aprender Flutter<text:tab/>23</text:span></text:a></text:p>
        </text:index-body>
      </text:table-of-content>
      <text:p text:style-name="P18"/>
      <text:p text:style-name="P18"/>
      <text:p text:style-name="P23"/>
      <text:p text:style-name="P23"/>
      <text:p text:style-name="P23"/>
      <text:p text:style-name="P23"/>
      <text:p text:style-name="P23"/>
      <text:p text:style-name="P24"><text:span text:style-name="T11">Unidad 11. Navegación, estado y responsive en Flutter</text:span></text:p>
      <text:p text:style-name="Heading_20_1"><text:bookmark text:name="_i7n91wajds6v"/>1. Introducción</text:p>
      <text:p text:style-name="Standard">Flutter se ha convertido en uno de los frameworks más versátiles y potentes para el desarrollo multiplataforma, permitiendo crear aplicaciones para iOS, Android, web y escritorio a partir de un único código base. Su enfoque declarativo y su gran ecosistema de paquetes lo convierten en una herramienta ideal tanto para principiantes como para desarrolladores que buscan construir aplicaciones escalables y de nivel profesional.</text:p>
      <text:p text:style-name="P29">Flutter no solo destaca por su velocidad y versatilidad al desarrollar para múltiples plataformas, sino también porque ofrece las bases para crear <text:span text:style-name="T9">aplicaciones robustas, escalables y con una experiencia de usuario profesional</text:span>. Sin embargo, para alcanzar ese nivel no basta con conocer los widgets básicos: es necesario dar un paso más y dominar conceptos de arquitectura, navegación, estado y diseño adaptable.</text:p>
      <text:p text:style-name="P29">En este tema profundizaremos en esos pilares que marcan la diferencia entre una app de prueba y un producto real listo para producción. Veremos cómo estructurar mejor el código con <text:span text:style-name="T9">patrones de arquitectura como MVVM</text:span>, cómo construir una navegación clara y mantenible, y cómo elegir el <text:span text:style-name="T9">gestor de estado adecuado</text:span> según la complejidad del proyecto. También aprenderemos a <text:span text:style-name="T9">diseñar interfaces responsivas</text:span> que se adapten a móviles, tablets o incluso la web.</text:p>
      <text:p text:style-name="P29">El objetivo es que, al finalizar, no solo sepas cómo crear pantallas en Flutter, sino que tengas una <text:span text:style-name="T9">visión integral de cómo organizar, escalar y mantener proyectos de manera profesional</text:span>, con prácticas y herramientas que te servirán en el día a día del desarrollo.</text:p>
      <text:p text:style-name="P85"><text:bookmark text:name="_u2jp21lps2n"/>2. MVVM en Flutter: Explicación Teórica</text:p>
      <text:p text:style-name="P11"><text:span text:style-name="T9">📚 ¿Qué es MVVM?</text:span></text:p>
      <text:p text:style-name="P30"><text:soft-page-break/><text:span text:style-name="T9">MVVM (Model–View–ViewModel)</text:span> es un patrón de arquitectura de software que divide una aplicación en tres capas bien diferenciadas:</text:p>
      <text:list xml:id="list4080094699" text:style-name="WWNum21">
        <text:list-item>
          <text:p text:style-name="P31"><text:span text:style-name="T9">Model</text:span> → Representa los datos y la lógica de negocio.</text:p>
          <text:list>
            <text:list-item>
              <text:p text:style-name="P77">Ejemplo: una lista de tareas, la respuesta de una API, o el acceso a base de datos.</text:p>
            </text:list-item>
          </text:list>
        </text:list-item>
        <text:list-item>
          <text:p text:style-name="P40"><text:span text:style-name="T9">View</text:span> → Es la interfaz de usuario. Se encarga de mostrar la información y capturar las interacciones del usuario.</text:p>
          <text:list>
            <text:list-item>
              <text:p text:style-name="P77">Ejemplo: una pantalla con la lista de tareas y un botón para añadir nuevas.</text:p>
            </text:list-item>
          </text:list>
        </text:list-item>
        <text:list-item>
          <text:p text:style-name="P40"><text:span text:style-name="T9">ViewModel</text:span> → Actúa como intermediario entre el Model y la View.</text:p>
          <text:list>
            <text:list-item>
              <text:p text:style-name="P77">Solicita los datos al Model.</text:p>
            </text:list-item>
            <text:list-item>
              <text:p text:style-name="P77">Los transforma en información lista para mostrar.</text:p>
            </text:list-item>
            <text:list-item>
              <text:p text:style-name="P80">Gestiona el estado: qué mostrar en cada momento (cargando, error, datos disponibles).</text:p>
            </text:list-item>
          </text:list>
        </text:list-item>
      </text:list>
      <text:p text:style-name="P30">En Flutter, esta separación es especialmente útil porque evita que toda la lógica quede mezclada dentro de un <text:span text:style-name="T9">único widget gigante</text:span>, lo que complica el mantenimiento.</text:p>
      <text:p text:style-name="P12"/>
      <text:p text:style-name="P12"/>
      <text:p text:style-name="P13"><text:span text:style-name="T9">🧩 Analogía Didáctica</text:span></text:p>
      <text:p text:style-name="P30">Imagina un <text:span text:style-name="T9">restaurante</text:span>:</text:p>
      <text:list xml:id="list1336717302" text:style-name="WWNum26">
        <text:list-item>
          <text:p text:style-name="P32"><text:span text:style-name="T9">Model → la cocina</text:span>: donde están los ingredientes y se preparan los platos (los datos).</text:p>
        </text:list-item>
        <text:list-item>
          <text:p text:style-name="P41"><text:span text:style-name="T9">View → el comedor</text:span>: los clientes ven el menú y disfrutan la comida (la interfaz de usuario).</text:p>
        </text:list-item>
        <text:list-item>
          <text:p text:style-name="P50"><text:span text:style-name="T9">ViewModel → el camarero</text:span>: recibe el pedido del cliente, lo comunica a la cocina, y luego entrega el plato listo.</text:p>
        </text:list-item>
      </text:list>
      <text:p text:style-name="P30">👉 El punto clave es que el cliente <text:span text:style-name="T9">nunca habla directamente con la cocina</text:span>. Del mismo modo, en Flutter la View nunca accede directamente a los datos, sino que se comunica siempre a través del ViewModel.</text:p>
      <text:p text:style-name="P13"><text:span text:style-name="T9">💡 ¿Por qué usar MVVM en Flutter?</text:span></text:p>
      <text:p text:style-name="P30">Flutter permite crear interfaces muy rápido, pero si no organizamos el código, acabamos con:</text:p>
      <text:list xml:id="list3625356387" text:style-name="WWNum20">
        <text:list-item>
          <text:p text:style-name="P33">Widgets que mezclan <text:span text:style-name="T9">UI + lógica + estado</text:span> en el mismo archivo.</text:p>
        </text:list-item>
        <text:list-item>
          <text:p text:style-name="P42">Dificultad para <text:span text:style-name="T9">escalar</text:span> el proyecto.</text:p>
        </text:list-item>
        <text:list-item>
          <text:p text:style-name="P42">Código <text:span text:style-name="T9">poco reutilizable</text:span>.</text:p>
        </text:list-item>
        <text:list-item>
          <text:p text:style-name="P51">Problemas de <text:span text:style-name="T9">testabilidad</text:span>, ya que la lógica depende de la UI.</text:p>
        </text:list-item>
      </text:list>
      <text:p text:style-name="P30">Con MVVM ganamos:</text:p>
      <text:p text:style-name="P30">✅ <text:span text:style-name="T9">Separación de responsabilidades</text:span></text:p>
      <text:list xml:id="list2876215423" text:style-name="WWNum10">
        <text:list-item>
          <text:p text:style-name="P34">La View se centra en mostrar datos.</text:p>
        </text:list-item>
        <text:list-item>
          <text:p text:style-name="P43">El ViewModel en manejar la lógica y el estado.</text:p>
        </text:list-item>
        <text:list-item>
          <text:p text:style-name="P52">El Model en gestionar los datos.</text:p>
        </text:list-item>
      </text:list>
      <text:p text:style-name="P30">✅ <text:span text:style-name="T9">Consistencia</text:span></text:p>
      <text:list xml:id="list1765333462" text:style-name="WWNum22">
        <text:list-item>
          <text:p text:style-name="P57">Todas las pantallas siguen una estructura clara y predecible.</text:p>
        </text:list-item>
      </text:list>
      <text:p text:style-name="P30">✅ <text:span text:style-name="T9">Código mantenible y flexible</text:span></text:p>
      <text:list xml:id="list3800629848" text:style-name="WWNum25">
        <text:list-item>
          <text:p text:style-name="P35">Cambiar la UI no rompe la lógica.</text:p>
        </text:list-item>
        <text:list-item>
          <text:p text:style-name="P53">Modificar una API no obliga a rehacer la interfaz.</text:p>
        </text:list-item>
      </text:list>
      <text:p text:style-name="P30">En Flutter, el <text:span text:style-name="T9">ViewModel suele implementarse con herramientas de gestión de estado</text:span> como <text:span text:style-name="T9">Provider</text:span>, <text:span text:style-name="T9">Riverpod</text:span> o <text:span text:style-name="T9">Bloc</text:span>, que permiten que la UI reaccione automáticamente a los cambios de datos.</text:p>
      <text:p text:style-name="P11"><text:span text:style-name="T9">🎯 Ejemplos Didácticos en apps reales</text:span></text:p>
      <text:list xml:id="list3284211603" text:style-name="WWNum14">
        <text:list-item>
          <text:p text:style-name="P36"><text:span text:style-name="T9">App Lista de tareas<text:line-break/></text:span></text:p>
          <text:list>
            <text:list-item>
              <text:p text:style-name="P78"><text:span text:style-name="T9">Model</text:span>: lista de tareas (con título, fecha, estado).</text:p>
            </text:list-item>
            <text:list-item>
              <text:p text:style-name="P78"><text:span text:style-name="T9">ViewModel</text:span>: gestiona añadir, borrar, marcar como completada. Expone una lista "lista para mostrar".</text:p>
            </text:list-item>
            <text:list-item>
              <text:p text:style-name="P78"><text:span text:style-name="T9">View</text:span>: solo muestra la lista y botones.<text:line-break/></text:p>
            </text:list-item>
          </text:list>
        </text:list-item>
        <text:list-item>
          <text:p text:style-name="P44"><text:span text:style-name="T9">App Comercio electrónico</text:span></text:p>
          <text:list>
            <text:list-item>
              <text:p text:style-name="P78"><text:span text:style-name="T9">Model</text:span>: productos con precio, stock, imágenes.</text:p>
            </text:list-item>
            <text:list-item>
              <text:p text:style-name="P78"><text:span text:style-name="T9">ViewModel</text:span>: gestiona carrito, calcula total, aplica descuentos.</text:p>
            </text:list-item>
            <text:list-item>
              <text:p text:style-name="P81"><text:span text:style-name="T9">View</text:span>: catálogo de productos y botón de “comprar”.</text:p>
            </text:list-item>
          </text:list>
        </text:list-item>
      </text:list>
      <text:p text:style-name="P11"><text:span text:style-name="T9">✅ En Resumen</text:span></text:p>
      <text:list xml:id="list233710253" text:style-name="WWNum12">
        <text:list-item>
          <text:p text:style-name="P37"><text:span text:style-name="T9">MVVM</text:span> = Modelo + Vista + ViewModel.</text:p>
        </text:list-item>
        <text:list-item>
          <text:p text:style-name="P45">Aporta <text:span text:style-name="T9">orden y claridad</text:span>: cada parte tiene un rol definido.</text:p>
        </text:list-item>
        <text:list-item>
          <text:p text:style-name="P45">Permite apps más <text:span text:style-name="T9">mantenibles, escalables y testeables</text:span>.</text:p>
        </text:list-item>
        <text:list-item>
          <text:p text:style-name="P54">En Flutter, el ViewModel suele implementarse con herramientas como <text:span text:style-name="T9">Provider</text:span> o <text:span text:style-name="T9">Riverpod</text:span> para manejar el estado de forma reactiva.</text:p>
        </text:list-item>
      </text:list>
      <text:p text:style-name="P29">👉 Explicado sencillo: <text:span text:style-name="T9">MVVM evita que la lógica y la interfaz se mezclen, como separar la cocina del comedor con un camarero en medio.</text:span></text:p>
      <text:p text:style-name="Heading_20_1"><text:bookmark text:name="_330l3mh01xnx"/>3. Navegación entre pantallas en Flutter</text:p>
      <text:p text:style-name="P29">En cualquier aplicación real no basta con mostrar una única pantalla. Los usuarios esperan poder:</text:p>
      <text:list xml:id="list1748091351" text:style-name="WWNum2">
        <text:list-item>
          <text:p text:style-name="P38">Iniciar sesión y luego ir al <text:span text:style-name="T9">dashboard</text:span>.</text:p>
        </text:list-item>
        <text:list-item>
          <text:p text:style-name="P46">Abrir el <text:span text:style-name="T9">detalle de un producto</text:span> desde una lista.</text:p>
        </text:list-item>
        <text:list-item>
          <text:p text:style-name="P46"><text:soft-page-break/>Rellenar un <text:span text:style-name="T9">formulario de registro</text:span> y volver a la página anterior.</text:p>
        </text:list-item>
        <text:list-item>
          <text:p text:style-name="P55">Moverse entre <text:span text:style-name="T9">secciones distintas</text:span> con menús o tabs.</text:p>
        </text:list-item>
      </text:list>
      <text:p text:style-name="P29">A este proceso de ir de una pantalla a otra lo llamamos <text:span text:style-name="T9">navegación</text:span>.</text:p>
      <text:p text:style-name="Standard">En Flutter, cada pantalla o vista suele representarse como un Widget (normalmente un Scaffold), y el framework maneja un stack de rutas (pila de pantallas). Cuando el usuario abre una nueva pantalla, esta se apila encima de la actual; cuando retrocede, la pantalla superior se desapila y vuelve a la anterior.</text:p>
      <text:p text:style-name="P29"><text:span text:style-name="T9">👉 En otras palabras:</text:span> la navegación en Flutter funciona de forma muy parecida a un navegador web o a un conjunto de tarjetas apiladas: pones una encima (nueva pantalla) y cuando la quitas vuelves a la anterior.</text:p>
      <text:p text:style-name="P14"><text:span text:style-name="T9">¿Por qué es importante la navegación?</text:span></text:p>
      <text:list xml:id="list63169807" text:style-name="WWNum16">
        <text:list-item>
          <text:p text:style-name="P39"><text:span text:style-name="T9">Organiza la experiencia de usuario:</text:span> divide la aplicación en secciones claras en lugar de tener todo en una sola pantalla.</text:p>
        </text:list-item>
        <text:list-item>
          <text:p text:style-name="P47"><text:span text:style-name="T9">Permite reutilizar pantallas:</text:span> por ejemplo, un mismo formulario puede abrirse desde diferentes lugares.</text:p>
        </text:list-item>
        <text:list-item>
          <text:p text:style-name="P47"><text:span text:style-name="T9">Gestiona el flujo de la aplicación:</text:span> login → home → detalle → carrito → confirmación.</text:p>
        </text:list-item>
        <text:list-item>
          <text:p text:style-name="P56"><text:span text:style-name="T9">Soporta deep linking y web:</text:span> en Flutter web, la URL debe reflejar en qué parte de la app estás.</text:p>
        </text:list-item>
      </text:list>
      <text:p text:style-name="Standard">Sin un sistema de navegación claro, la aplicación se convierte en un único widget gigante difícil de usar y de mantener.</text:p>
      <text:p text:style-name="Standard">Aquí tienes una explicación práctica y en profundidad de las técnicas de navegación más comunes en Flutter: Navigator.push / Navigator.pop, paso de datos entre pantallas, rutas nombradas y la alternativa moderna GoRouter. </text:p>
      <text:p text:style-name="Heading_20_2"><text:bookmark text:name="_z01m2beqjbw6"/>3.1. Navigator.push y Navigator.pop (imperativo, stack-based)</text:p>
      <text:p text:style-name="Standard">Concepto: Flutter mantiene una pila de rutas (screens). Navigator.push apila una nueva ruta; Navigator.pop la desapila y vuelve a la anterior. Es el modo imperativo tradicional y sencillo para navegación puntual.<text:a xlink:type="simple" xlink:href="https://docs.flutter.dev/cookbook/navigation/navigation-basics?utm_source=chatgpt.com" text:style-name="ListLabel_20_253" text:visited-style-name="ListLabel_20_253"><text:span text:style-name="T15"> Documentación de Flutter</text:span></text:a></text:p>
      <text:p text:style-name="Standard"><text:span text:style-name="T9">Ejemplo completo (push &amp; pop + recibir resultado)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4"><text:span text:style-name="T16">import</text:span><text:span text:style-name="T17"> </text:span><text:span text:style-name="T22">'package:flutter/material.dart'</text:span><text:span text:style-name="T17">;<text:line-break/><text:line-break/></text:span><text:span text:style-name="T16">void</text:span><text:span text:style-name="T17"> main() =&gt; runApp(</text:span><text:span text:style-name="T16">const</text:span><text:span text:style-name="T17"> MyApp());<text:line-break/><text:line-break/></text:span><text:span text:style-name="T16">class</text:span><text:span text:style-name="T17"> </text:span><text:span text:style-name="T25">MyApp</text:span><text:span text:style-name="T17"> </text:span><text:span text:style-name="T16">extends</text:span><text:span text:style-name="T17"> </text:span><text:span text:style-name="T25">StatelessWidget</text:span><text:span text:style-name="T17"> {<text:line-break/> <text:s/></text:span><text:span text:style-name="T16">const</text:span><text:span text:style-name="T17"> MyApp({</text:span><text:span text:style-name="T16">super</text:span><text:span text:style-name="T17">.key});<text:line-break/> <text:s/></text:span><text:span text:style-name="T28">@override</text:span><text:span text:style-name="T17"><text:line-break/> <text:s/>Widget build(BuildContext context) {<text:line-break/> <text:s text:c="3"/></text:span><text:span text:style-name="T16">return</text:span><text:span text:style-name="T17"> MaterialApp(<text:line-break/> <text:s text:c="5"/>title: </text:span><text:span text:style-name="T22">'Push / Pop Demo'</text:span><text:span text:style-name="T17">,<text:line-break/> <text:s text:c="5"/>theme: ThemeData(primarySwatch: Colors.indigo),<text:line-break/> <text:s text:c="5"/>home: </text:span><text:span text:style-name="T16">const</text:span><text:span text:style-name="T17"> HomeScreen(),<text:line-break/> <text:s text:c="3"/>);<text:line-break/> <text:s/>}<text:line-break/>}<text:line-break/><text:line-break/></text:span><text:span text:style-name="T16">class</text:span><text:span text:style-name="T17"> </text:span><text:span text:style-name="T25">HomeScreen</text:span><text:span text:style-name="T17"> </text:span><text:span text:style-name="T16">extends</text:span><text:span text:style-name="T17"> </text:span><text:span text:style-name="T25">StatefulWidget</text:span><text:span text:style-name="T17"> {<text:line-break/> <text:s/></text:span><text:span text:style-name="T16">const</text:span><text:span text:style-name="T17"> HomeScreen({</text:span><text:span text:style-name="T16">super</text:span><text:span text:style-name="T17">.key});<text:line-break/> <text:s/></text:span><text:span text:style-name="T28">@override</text:span><text:span text:style-name="T17"><text:line-break/> <text:s/>State&lt;HomeScreen&gt; createState() =&gt; _HomeScreenState();<text:line-break/>}<text:line-break/><text:line-break/></text:span><text:span text:style-name="T16">class</text:span><text:span text:style-name="T17"> </text:span><text:span text:style-name="T25">_HomeScreenState</text:span><text:span text:style-name="T17"> </text:span><text:span text:style-name="T16">extends</text:span><text:span text:style-name="T17"> </text:span><text:span text:style-name="T25">State</text:span><text:span text:style-name="T17">&lt;</text:span><text:span text:style-name="T25">HomeScreen</text:span><text:span text:style-name="T17">&gt; {<text:line-break/> <text:s/></text:span><text:span text:style-name="T31">String</text:span><text:span text:style-name="T17">? _selection;<text:line-break/><text:line-break/> <text:s/></text:span><text:span text:style-name="T28">@override</text:span><text:span text:style-name="T17"><text:line-break/> <text:s/>Widget build(BuildContext context) {<text:line-break/> <text:s text:c="3"/></text:span><text:span text:style-name="T16">return</text:span><text:span text:style-name="T17"> Scaffold(<text:line-break/> <text:s text:c="5"/>appBar: AppBar(title: </text:span><text:span text:style-name="T16">const</text:span><text:span text:style-name="T17"> Text(</text:span><text:span text:style-name="T22">'Home'</text:span><text:span text:style-name="T17">)),<text:line-break/> <text:s text:c="5"/>body: Center(<text:line-break/> <text:s text:c="7"/>child: Column(mainAxisSize: MainAxisSize.min, children: [<text:line-break/> <text:s text:c="9"/>ElevatedButton(<text:line-break/> <text:s text:c="11"/>onPressed: () </text:span><text:span text:style-name="T16">async</text:span><text:span text:style-name="T17"> {<text:line-break/> <text:s text:c="13"/></text:span><text:span text:style-name="T34">// Lanzamos la segunda pantalla y esperamos el resultado (Future)</text:span><text:span text:style-name="T17"><text:line-break/> <text:s text:c="13"/></text:span><text:span text:style-name="T16">final</text:span><text:span text:style-name="T17"> result = </text:span><text:span text:style-name="T16">await</text:span><text:span text:style-name="T17"> Navigator.push&lt;</text:span><text:span text:style-name="T31">String</text:span><text:span text:style-name="T17">&gt;(<text:line-break/> <text:s text:c="15"/>context,<text:line-break/> <text:s text:c="15"/>MaterialPageRoute(builder: (_) =&gt; </text:span><text:span text:style-name="T16">const</text:span><text:span text:style-name="T17"> SelectionScreen()),<text:line-break/> <text:s text:c="13"/>);<text:line-break/> <text:s text:c="13"/></text:span><text:span text:style-name="T34">// result será lo pasado por Navigator.pop(context, value)</text:span><text:span text:style-name="T17"><text:line-break/> <text:s text:c="13"/>setState(() =&gt; _selection = result);<text:line-break/> <text:s text:c="13"/></text:span><text:span text:style-name="T16">if</text:span><text:span text:style-name="T17"> (result != </text:span><text:span text:style-name="T16">null</text:span><text:span text:style-name="T17">) {<text:line-break/> <text:s text:c="15"/>ScaffoldMessenger.of(context).showSnackBar(<text:line-break/> <text:s text:c="17"/>SnackBar(content: Text(</text:span><text:span text:style-name="T22">'Resultado: $result'</text:span><text:span text:style-name="T17">)),<text:line-break/> <text:s text:c="15"/>);<text:line-break/> <text:s text:c="13"/>}<text:line-break/> <text:s text:c="11"/>},<text:line-break/> <text:s text:c="11"/>child: </text:span><text:span text:style-name="T16">const</text:span><text:span text:style-name="T17"> Text(</text:span><text:span text:style-name="T22">'Ir a selección'</text:span><text:span text:style-name="T17">),<text:line-break/> <text:s text:c="9"/>),<text:line-break/> <text:s text:c="9"/></text:span><text:span text:style-name="T16">const</text:span><text:span text:style-name="T17"> SizedBox(height: </text:span><text:span text:style-name="T37">16</text:span><text:span text:style-name="T17">),<text:line-break/> <text:s text:c="9"/>Text(</text:span><text:span text:style-name="T22">'Selección actual: </text:span><text:span text:style-name="T17">${_selection ?? </text:span><text:span text:style-name="T22">"--"</text:span><text:span text:style-name="T17">}</text:span><text:span text:style-name="T22">'</text:span><text:span text:style-name="T17">),<text:line-break/> <text:s text:c="7"/>]),<text:line-break/> <text:s text:c="5"/>),<text:line-break/> <text:s text:c="3"/>);<text:line-break/> <text:s/>}<text:line-break/>}<text:line-break/><text:line-break/></text:span><text:span text:style-name="T16">class</text:span><text:span text:style-name="T17"> </text:span><text:span text:style-name="T25">SelectionScreen</text:span><text:span text:style-name="T17"> </text:span><text:span text:style-name="T16">extends</text:span><text:span text:style-name="T17"> </text:span><text:span text:style-name="T25">StatelessWidget</text:span><text:span text:style-name="T17"> {<text:line-break/> <text:s/></text:span><text:span text:style-name="T16">const</text:span><text:span text:style-name="T17"> SelectionScreen({</text:span><text:span text:style-name="T16">super</text:span><text:span text:style-name="T17">.key});<text:line-break/> <text:s/></text:span><text:span text:style-name="T28">@override</text:span><text:span text:style-name="T17"><text:line-break/> <text:s/>Widget build(BuildContext context) {<text:line-break/> <text:s text:c="3"/></text:span><text:span text:style-name="T16">return</text:span><text:span text:style-name="T17"> Scaffold(<text:line-break/> <text:s text:c="5"/>appBar: AppBar(title: </text:span><text:span text:style-name="T16">const</text:span><text:span text:style-name="T17"> Text(</text:span><text:span text:style-name="T22">'Seleccionar'</text:span><text:span text:style-name="T17">)),<text:line-break/> <text:s text:c="5"/>body: Center(<text:line-break/> <text:s text:c="7"/>child: Column(mainAxisSize: MainAxisSize.min, children: [<text:line-break/> <text:s text:c="9"/>ElevatedButton(<text:line-break/> <text:s text:c="11"/>onPressed: () =&gt; Navigator.pop(context, </text:span><text:span text:style-name="T22">'Opción A'</text:span><text:span text:style-name="T17">),<text:line-break/> <text:s text:c="11"/>child: </text:span><text:span text:style-name="T16">const</text:span><text:span text:style-name="T17"> Text(</text:span><text:span text:style-name="T22">'Elegir Opción A'</text:span><text:span text:style-name="T17">),<text:line-break/> <text:s text:c="9"/>),<text:line-break/> <text:s text:c="9"/>ElevatedButton(<text:line-break/> <text:s text:c="11"/>onPressed: () =&gt; Navigator.pop(context, </text:span><text:span text:style-name="T22">'Opción B'</text:span><text:span text:style-name="T17">),<text:line-break/> <text:s text:c="11"/>child: </text:span><text:span text:style-name="T16">const</text:span><text:span text:style-name="T17"> Text(</text:span><text:span text:style-name="T22">'Elegir Opción B'</text:span><text:span text:style-name="T17">),<text:line-break/> <text:s text:c="9"/>),<text:line-break/> <text:s text:c="9"/></text:span><text:span text:style-name="T16">const</text:span><text:span text:style-name="T17"> SizedBox(height: </text:span><text:span text:style-name="T37">12</text:span><text:span text:style-name="T17">),<text:line-break/> <text:s text:c="9"/>ElevatedButton(<text:line-break/> <text:s text:c="11"/>onPressed: () =&gt; Navigator.pop(context), </text:span><text:span text:style-name="T34">// sin resultado</text:span><text:span text:style-name="T17"><text:line-break/> <text:s text:c="11"/>child: </text:span><text:span text:style-name="T16">const</text:span><text:span text:style-name="T17"> Text(</text:span><text:span text:style-name="T22">'Cancelar'</text:span><text:span text:style-name="T17">),<text:line-break/> <text:s text:c="9"/>),<text:line-break/> <text:s text:c="7"/>]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Notas prácticas</text:span></text:p>
      <text:list xml:id="list1422711187" text:style-name="WWNum17">
        <text:list-item>
          <text:p text:style-name="P58">Navigator.push devuelve un Future que completa cuando se hace pop(...) en la ruta nueva. Úsalo para esperar valores (por ejemplo: seleccionar un elemento).<text:a xlink:type="simple" xlink:href="https://docs.flutter.dev/cookbook/navigation/returning-data?utm_source=chatgpt.com" text:style-name="ListLabel_20_253" text:visited-style-name="ListLabel_20_253"><text:span text:style-name="T15"> Documentación de Flutter<text:line-break/></text:span></text:a></text:p>
        </text:list-item>
        <text:list-item>
          <text:p text:style-name="P58">Si necesitas reemplazar la ruta actual (por ejemplo, después de login), usa pushReplacement o pushAndRemoveUntil.<text:line-break/></text:p>
        </text:list-item>
      </text:list>
      <text:p text:style-name="Heading_20_2"><text:bookmark text:name="_u53nafkjmoq4"/>3.2. Paso de datos entre pantallas</text:p>
      <text:p text:style-name="Standard">Hay dos patrones comunes:</text:p>
      <text:p text:style-name="Standard"><text:span text:style-name="T9">A) Pasar datos al empujar la ruta (constructor / MaterialPageRoute)</text:span></text:p>
      <text:p text:style-name="Standard">// ejemplo rápido (fragmento)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4"><text:span text:style-name="T18">final</text:span><text:span text:style-name="T19"> item = Item(id: </text:span><text:span text:style-name="T38">42</text:span><text:span text:style-name="T19">, title: </text:span><text:span text:style-name="T23">'Hola'</text:span><text:span text:style-name="T19">);<text:line-break/>Navigator.push(<text:line-break/> <text:s/>context,<text:line-break/> <text:s/>MaterialPageRoute(builder: (ctx) =&gt; DetailScreen(item: item)),<text:line-break/>);</text:span></text:p>
          </table:table-cell>
        </table:table-row>
      </table:table>
      <text:p text:style-name="Standard">En este enfoque la pantalla destino recibe los datos por su constructor (tipado y claro).</text:p>
      <text:p text:style-name="Standard"><text:span text:style-name="T9">B) Rutas nombradas con arguments → extraer con ModalRoute.of(context) o onGenerateRoute</text:span></text:p>
      <text:list xml:id="list1323161970" text:style-name="WWNum15">
        <text:list-item>
          <text:p text:style-name="P59">Puedes pasar un objeto a Navigator.pushNamed(..., arguments: yourObject) y extraerlo en la ruta destino. Es útil para navegación desde diferentes lugares sin importar la clase concreta de la pantalla. </text:p>
        </text:list-item>
        <text:list-item>
          <text:p text:style-name="P59">Más información en <text:a xlink:type="simple" xlink:href="https://docs.flutter.dev/cookbook/navigation/navigate-with-arguments" text:style-name="ListLabel_20_253" text:visited-style-name="ListLabel_20_253"><text:span text:style-name="T15">https://docs.flutter.dev/cookbook/navigation/navigate-with-arguments</text:span></text:a><text:a xlink:type="simple" xlink:href="https://docs.flutter.dev/cookbook/navigation/navigate-with-arguments?utm_source=chatgpt.com" text:style-name="ListLabel_20_253" text:visited-style-name="ListLabel_20_253"><text:span text:style-name="T15"><text:line-break/></text:span></text:a></text:p>
        </text:list-item>
      </text:list>
      <text:p text:style-name="Standard"><text:span text:style-name="T9">Ejemplo completo con onGenerateRoute y argumentos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4"><text:span text:style-name="T16">import</text:span><text:span text:style-name="T17"> </text:span><text:span text:style-name="T22">'package:flutter/material.dart'</text:span><text:span text:style-name="T17">;<text:line-break/><text:line-break/></text:span><text:span text:style-name="T16">void</text:span><text:span text:style-name="T17"> main() =&gt; runApp(</text:span><text:span text:style-name="T16">const</text:span><text:span text:style-name="T17"> MyApp());<text:line-break/><text:line-break/></text:span><text:span text:style-name="T16">class</text:span><text:span text:style-name="T17"> </text:span><text:span text:style-name="T25">DetailArgs</text:span><text:span text:style-name="T17"> {<text:line-break/> <text:s/></text:span><text:span text:style-name="T16">final</text:span><text:span text:style-name="T17"> </text:span><text:span text:style-name="T31">int</text:span><text:span text:style-name="T17"> id;<text:line-break/> <text:s/></text:span><text:span text:style-name="T16">final</text:span><text:span text:style-name="T17"> </text:span><text:span text:style-name="T31">String</text:span><text:span text:style-name="T17"> title;<text:line-break/> <text:s/>DetailArgs(</text:span><text:span text:style-name="T16">this</text:span><text:span text:style-name="T17">.id, </text:span><text:span text:style-name="T16">this</text:span><text:span text:style-name="T17">.title);<text:line-break/>}<text:line-break/><text:line-break/></text:span><text:span text:style-name="T16">class</text:span><text:span text:style-name="T17"> </text:span><text:span text:style-name="T25">MyApp</text:span><text:span text:style-name="T17"> </text:span><text:span text:style-name="T16">extends</text:span><text:span text:style-name="T17"> </text:span><text:span text:style-name="T25">StatelessWidget</text:span><text:span text:style-name="T17"> {<text:line-break/> <text:s/></text:span><text:span text:style-name="T16">const</text:span><text:span text:style-name="T17"> MyApp({</text:span><text:span text:style-name="T16">super</text:span><text:span text:style-name="T17">.key});<text:line-break/> <text:s/></text:span><text:span text:style-name="T28">@override</text:span><text:span text:style-name="T17"><text:line-break/> <text:s/>Widget build(BuildContext context) {<text:line-break/> <text:s text:c="3"/></text:span><text:span text:style-name="T16">return</text:span><text:span text:style-name="T17"> MaterialApp(<text:line-break/> <text:s text:c="5"/>title: </text:span><text:span text:style-name="T22">'Named Routes with Args'</text:span><text:span text:style-name="T17">,<text:line-break/> <text:s text:c="5"/>initialRoute: </text:span><text:span text:style-name="T22">'/'</text:span><text:span text:style-name="T17">,<text:line-break/> <text:s text:c="5"/>onGenerateRoute: (settings) {<text:line-break/> <text:s text:c="7"/></text:span><text:span text:style-name="T16">if</text:span><text:span text:style-name="T17"> (settings.name == DetailScreen.routeName) {<text:line-break/> <text:s text:c="9"/></text:span><text:span text:style-name="T16">final</text:span><text:span text:style-name="T17"> args = settings.arguments </text:span><text:span text:style-name="T16">as</text:span><text:span text:style-name="T17"> DetailArgs;<text:line-break/> <text:s text:c="9"/></text:span><text:span text:style-name="T16">return</text:span><text:span text:style-name="T17"> MaterialPageRoute(<text:line-break/> <text:s text:c="11"/>builder: (_) =&gt; DetailScreen(id: args.id, title: args.title),<text:line-break/> <text:s text:c="11"/>settings: settings,<text:line-break/> <text:s text:c="9"/>);<text:line-break/> <text:s text:c="7"/>}<text:line-break/> <text:s text:c="7"/></text:span><text:span text:style-name="T34">// default route</text:span><text:span text:style-name="T17"><text:line-break/> <text:s text:c="7"/></text:span><text:span text:style-name="T16">return</text:span><text:span text:style-name="T17"> MaterialPageRoute(builder: (_) =&gt; </text:span><text:span text:style-name="T16">const</text:span><text:span text:style-name="T17"> HomeScreen());<text:line-break/> <text:s text:c="5"/>},<text:line-break/> <text:s text:c="3"/>);<text:line-break/> <text:s/>}<text:line-break/>}<text:line-break/><text:line-break/></text:span><text:span text:style-name="T16">class</text:span><text:span text:style-name="T17"> </text:span><text:span text:style-name="T25">HomeScreen</text:span><text:span text:style-name="T17"> </text:span><text:span text:style-name="T16">extends</text:span><text:span text:style-name="T17"> </text:span><text:span text:style-name="T25">StatelessWidget</text:span><text:span text:style-name="T17"> {<text:line-break/> <text:s/></text:span><text:span text:style-name="T16">const</text:span><text:span text:style-name="T17"> HomeScreen({</text:span><text:span text:style-name="T16">super</text:span><text:span text:style-name="T17">.key});<text:line-break/> <text:s/></text:span><text:span text:style-name="T28">@override</text:span><text:span text:style-name="T17"><text:line-break/> <text:s/>Widget build(BuildContext context) {<text:line-break/> <text:s text:c="3"/></text:span><text:span text:style-name="T16">final</text:span><text:span text:style-name="T17"> args = DetailArgs(</text:span><text:span text:style-name="T37">99</text:span><text:span text:style-name="T17">, </text:span><text:span text:style-name="T22">'Detalle desde Home'</text:span><text:span text:style-name="T17">);<text:line-break/> <text:s text:c="3"/></text:span><text:span text:style-name="T16">return</text:span><text:span text:style-name="T17"> Scaffold(<text:line-break/> <text:s text:c="5"/>appBar: AppBar(title: </text:span><text:span text:style-name="T16">const</text:span><text:span text:style-name="T17"> Text(</text:span><text:span text:style-name="T22">'Home (named)'</text:span><text:span text:style-name="T17">)),<text:line-break/> <text:s text:c="5"/>body: Center(<text:line-break/> <text:s text:c="7"/>child: ElevatedButton(<text:line-break/> <text:s text:c="9"/>onPressed: () {<text:line-break/> <text:s text:c="11"/>Navigator.pushNamed(context, DetailScreen.routeName, arguments: args);<text:line-break/> <text:s text:c="9"/>},<text:line-break/> <text:s text:c="9"/>child: </text:span><text:span text:style-name="T16">const</text:span><text:span text:style-name="T17"> Text(</text:span><text:span text:style-name="T22">'Ir a detalle (named + args)'</text:span><text:span text:style-name="T17">),<text:line-break/> <text:s text:c="7"/>),<text:line-break/> <text:s text:c="5"/>),<text:line-break/> <text:s text:c="3"/>);<text:line-break/> <text:s/>}<text:line-break/>}<text:line-break/><text:line-break/></text:span><text:span text:style-name="T16">class</text:span><text:span text:style-name="T17"> </text:span><text:span text:style-name="T25">DetailScreen</text:span><text:span text:style-name="T17"> </text:span><text:span text:style-name="T16">extends</text:span><text:span text:style-name="T17"> </text:span><text:span text:style-name="T25">StatelessWidget</text:span><text:span text:style-name="T17"> {<text:line-break/> <text:s/></text:span><text:span text:style-name="T16">static</text:span><text:span text:style-name="T17"> </text:span><text:span text:style-name="T16">const</text:span><text:span text:style-name="T17"> routeName = </text:span><text:span text:style-name="T22">'/detail'</text:span><text:span text:style-name="T17">;<text:line-break/> <text:s/></text:span><text:span text:style-name="T16">final</text:span><text:span text:style-name="T17"> </text:span><text:span text:style-name="T31">int</text:span><text:span text:style-name="T17"> id;<text:line-break/> <text:s/></text:span><text:span text:style-name="T16">final</text:span><text:span text:style-name="T17"> </text:span><text:span text:style-name="T31">String</text:span><text:span text:style-name="T17"> title;<text:line-break/> <text:s/></text:span><text:span text:style-name="T16">const</text:span><text:span text:style-name="T17"> DetailScreen({</text:span><text:span text:style-name="T16">super</text:span><text:span text:style-name="T17">.key, required </text:span><text:span text:style-name="T16">this</text:span><text:span text:style-name="T17">.id, required </text:span><text:span text:style-name="T16">this</text:span><text:span text:style-name="T17">.title});<text:line-break/> <text:s/></text:span><text:span text:style-name="T28">@override</text:span><text:span text:style-name="T17"><text:line-break/> <text:s/>Widget build(BuildContext context) {<text:line-break/> <text:s text:c="3"/></text:span><text:span text:style-name="T16">return</text:span><text:span text:style-name="T17"> Scaffold(<text:line-break/> <text:s text:c="5"/>appBar: AppBar(title: Text(</text:span><text:span text:style-name="T22">'Detalle #$id'</text:span><text:span text:style-name="T17">)),<text:line-break/> <text:s text:c="5"/>body: Center(child: Text(</text:span><text:span text:style-name="T22">'Título: $title'</text:span><text:span text:style-name="T17">)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Consejo</text:span>: Si tu app escala mucho, evita pasar objetos enormes por arguments en todas partes; para datos compartidos es más robusto usar un state manager (Provider, Riverpod, Bloc).</text:p>
      <text:p text:style-name="Standard"/>
      <text:p text:style-name="Standard"/>
      <text:p text:style-name="Heading_20_2"><text:bookmark text:name="_u45gh0duqg1z"/>3.3. Rutas nombradas: cuándo y cómo</text:p>
      <text:p text:style-name="Standard">Flutter permite declarar rutas con <text:span text:style-name="T9">routes / onGenerateRoute</text:span> y navegar con <text:span text:style-name="T9">pushNamed</text:span>. Nota importante: la documentación oficial menciona que las rutas nombradas ya no son recomendadas para la mayoría de apps modernas cuando se requiere deep linking, web o un control fino del stack; en esos casos es preferible la API de Router o un paquete declarativo como go_router. No obstante, las rutas nombradas siguen siendo útiles para apps simples o migraciones.<text:a xlink:type="simple" xlink:href="https://docs.flutter.dev/cookbook/navigation/navigate-with-arguments?utm_source=chatgpt.com" text:style-name="ListLabel_20_253" text:visited-style-name="ListLabel_20_253"><text:span text:style-name="T15"> </text:span></text:a>Más información en <text:a xlink:type="simple" xlink:href="https://docs.flutter.dev/cookbook/navigation/navigate-with-arguments" text:style-name="ListLabel_20_253" text:visited-style-name="ListLabel_20_253"><text:span text:style-name="T15">https://docs.flutter.dev/cookbook/navigation/navigate-with-arguments</text:span></text:a></text:p>
      <text:p text:style-name="Standard"><text:span text:style-name="T9">Pros de rutas nombradas</text:span></text:p>
      <text:list xml:id="list3444769848" text:style-name="WWNum3">
        <text:list-item>
          <text:p text:style-name="P60">Centralización de rutas.</text:p>
        </text:list-item>
        <text:list-item>
          <text:p text:style-name="P60">Fácil de llamar desde cualquier parte (solo el nombre).</text:p>
        </text:list-item>
      </text:list>
      <text:p text:style-name="Standard"><text:span text:style-name="T9">Contras</text:span></text:p>
      <text:list xml:id="list254545782" text:style-name="WWNum8">
        <text:list-item>
          <text:p text:style-name="P61">Menos flexibles para deep links complejos y control del stack.</text:p>
        </text:list-item>
        <text:list-item>
          <text:p text:style-name="P61">Menos declarativas que Navigator 2.0 / GoRouter.</text:p>
        </text:list-item>
      </text:list>
      <text:p text:style-name="Heading_20_2"><text:bookmark text:name="_tyivnfpcb2ih"/>3.4-4 Go Router (declarativo, URL-friendly, recomendado para apps complejas / web)</text:p>
      <text:p text:style-name="Standard"><text:span text:style-name="T9">Qué es:</text:span> go_router es un paquete declarativo que usa la API de Router de Flutter para facilitar rutas basadas en URL, deep links, parámetros en path y query, redirecciones y navegación más predecible. Es la opción recomendada para apps con rutas complejas o targeting web + mobile.<text:a xlink:type="simple" xlink:href="https://pub.dev/packages/go_router?utm_source=chatgpt.com" text:style-name="ListLabel_20_253" text:visited-style-name="ListLabel_20_253"><text:span text:style-name="T15"> </text:span></text:a></text:p>
      <text:p text:style-name="Standard"><text:span text:style-name="T9">Idea clave (go vs push):</text:span></text:p>
      <text:list xml:id="list2068991684" text:style-name="WWNum18">
        <text:list-item>
          <text:p text:style-name="P62"><text:span text:style-name="T9">context.push(...) </text:span>añade una página encima de la pila (similar a Navigator.push)</text:p>
        </text:list-item>
        <text:list-item>
          <text:p text:style-name="P62"><text:span text:style-name="T9">context.go(...)</text:span> navega a una ubicación declarativa; según la jerarquía de rutas puede reemplazar rutas intermedias (comportamiento más declarativo). Entender la diferencia es importante para predecir el estado del stack.</text:p>
        </text:list-item>
      </text:list>
      <text:p text:style-name="Standard"><text:span text:style-name="T9">Ejemplo completo con go_router (path parameter + extra + MaterialApp.router)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4"><text:span text:style-name="T16">import</text:span><text:span text:style-name="T17"> </text:span><text:span text:style-name="T22">'package:flutter/material.dart'</text:span><text:span text:style-name="T17">;<text:line-break/></text:span><text:span text:style-name="T16">import</text:span><text:span text:style-name="T17"> </text:span><text:span text:style-name="T22">'package:go_router/go_router.dart'</text:span><text:span text:style-name="T17">;<text:line-break/><text:line-break/></text:span><text:span text:style-name="T16">void</text:span><text:span text:style-name="T17"> main() =&gt; runApp(</text:span><text:span text:style-name="T16">const</text:span><text:span text:style-name="T17"> MyApp());<text:line-break/><text:line-break/></text:span><text:span text:style-name="T16">final</text:span><text:span text:style-name="T17"> GoRouter _router = GoRouter(<text:line-break/> <text:s/>initialLocation: </text:span><text:span text:style-name="T22">'/'</text:span><text:span text:style-name="T17">,<text:line-break/> <text:s/>routes: [<text:line-break/> <text:s text:c="3"/>GoRoute(<text:line-break/> <text:s text:c="5"/>path: </text:span><text:span text:style-name="T22">'/'</text:span><text:span text:style-name="T17">,<text:line-break/> <text:s text:c="5"/>name: </text:span><text:span text:style-name="T22">'home'</text:span><text:span text:style-name="T17">,<text:line-break/> <text:s text:c="5"/>builder: (context, state) =&gt; </text:span><text:span text:style-name="T16">const</text:span><text:span text:style-name="T17"> HomeScreen(),<text:line-break/> <text:s text:c="5"/>routes: [<text:line-break/> <text:s text:c="7"/></text:span><text:span text:style-name="T34">// subruta con parametro en path</text:span><text:span text:style-name="T17"><text:line-break/> <text:s text:c="7"/>GoRoute(<text:line-break/> <text:s text:c="9"/>path: </text:span><text:span text:style-name="T22">'details/:id'</text:span><text:span text:style-name="T17">,<text:line-break/> <text:s text:c="9"/>name: </text:span><text:span text:style-name="T22">'details'</text:span><text:span text:style-name="T17">,<text:line-break/> <text:s text:c="9"/>builder: (context, state) {<text:line-break/> <text:s text:c="11"/></text:span><text:span text:style-name="T16">final</text:span><text:span text:style-name="T17"> id = state.params[</text:span><text:span text:style-name="T22">'id'</text:span><text:span text:style-name="T17">]!; </text:span><text:span text:style-name="T34">// path param</text:span><text:span text:style-name="T17"><text:line-break/> <text:s text:c="11"/></text:span><text:span text:style-name="T16">final</text:span><text:span text:style-name="T17"> extra = state.extra </text:span><text:span text:style-name="T16">as</text:span><text:span text:style-name="T17"> </text:span><text:span text:style-name="T31">String</text:span><text:span text:style-name="T17">?; </text:span><text:span text:style-name="T34">// extra (opcional)</text:span><text:span text:style-name="T17"><text:line-break/> <text:s text:c="11"/></text:span><text:span text:style-name="T16">return</text:span><text:span text:style-name="T17"> DetailsScreen(id: id, extra: extra);<text:line-break/> <text:s text:c="9"/>},<text:line-break/> <text:s text:c="7"/>),<text:line-break/> <text:s text:c="5"/>],<text:line-break/> <text:s text:c="3"/>),<text:line-break/> <text:s/>],<text:line-break/>);<text:line-break/><text:line-break/></text:span><text:span text:style-name="T16">class</text:span><text:span text:style-name="T17"> </text:span><text:span text:style-name="T25">MyApp</text:span><text:span text:style-name="T17"> </text:span><text:span text:style-name="T16">extends</text:span><text:span text:style-name="T17"> </text:span><text:span text:style-name="T25">StatelessWidget</text:span><text:span text:style-name="T17"> {<text:line-break/> <text:s/></text:span><text:span text:style-name="T16">const</text:span><text:span text:style-name="T17"> MyApp({</text:span><text:span text:style-name="T16">super</text:span><text:span text:style-name="T17">.key});<text:line-break/> <text:s/></text:span><text:span text:style-name="T28">@override</text:span><text:span text:style-name="T17"><text:line-break/> <text:s/>Widget build(BuildContext context) {<text:line-break/> <text:s text:c="3"/></text:span><text:span text:style-name="T16">return</text:span><text:span text:style-name="T17"> MaterialApp.router(<text:line-break/> <text:s text:c="5"/>title: </text:span><text:span text:style-name="T22">'GoRouter Demo'</text:span><text:span text:style-name="T17">,<text:line-break/> <text:s text:c="5"/>routerConfig: _router,<text:line-break/> <text:s text:c="5"/>debugShowCheckedModeBanner: </text:span><text:span text:style-name="T16">false</text:span><text:span text:style-name="T17">,<text:line-break/> <text:s text:c="3"/>);<text:line-break/> <text:s/>}<text:line-break/>}<text:line-break/><text:line-break/></text:span><text:span text:style-name="T16">class</text:span><text:span text:style-name="T17"> </text:span><text:span text:style-name="T25">HomeScreen</text:span><text:span text:style-name="T17"> </text:span><text:span text:style-name="T16">extends</text:span><text:span text:style-name="T17"> </text:span><text:span text:style-name="T25">StatelessWidget</text:span><text:span text:style-name="T17"> {<text:line-break/> <text:s/></text:span><text:span text:style-name="T16">const</text:span><text:span text:style-name="T17"> HomeScreen({</text:span><text:span text:style-name="T16">super</text:span><text:span text:style-name="T17">.key});<text:line-break/> <text:s/></text:span><text:span text:style-name="T28">@override</text:span><text:span text:style-name="T17"><text:line-break/> <text:s/>Widget build(BuildContext context) {<text:line-break/> <text:s text:c="3"/></text:span><text:span text:style-name="T16">return</text:span><text:span text:style-name="T17"> Scaffold(<text:line-break/> <text:s text:c="5"/>appBar: AppBar(title: </text:span><text:span text:style-name="T16">const</text:span><text:span text:style-name="T17"> Text(</text:span><text:span text:style-name="T22">'Home (GoRouter)'</text:span><text:span text:style-name="T17">)),<text:line-break/> <text:s text:c="5"/>body: Center(<text:line-break/> <text:s text:c="7"/>child: Column(mainAxisSize: MainAxisSize.min, children: [<text:line-break/> <text:s text:c="9"/>ElevatedButton(<text:line-break/> <text:s text:c="11"/>onPressed: () {<text:line-break/> <text:s text:c="13"/></text:span><text:span text:style-name="T34">// navegar usando path param</text:span><text:span text:style-name="T17"><text:line-break/> <text:s text:c="13"/>context.go(</text:span><text:span text:style-name="T22">'/details/42'</text:span><text:span text:style-name="T17">);<text:line-break/> <text:s text:c="11"/>},<text:line-break/> <text:s text:c="11"/>child: </text:span><text:span text:style-name="T16">const</text:span><text:span text:style-name="T17"> Text(</text:span><text:span text:style-name="T22">'Ir a details/42 (context.go)'</text:span><text:span text:style-name="T17">),<text:line-break/> <text:s text:c="9"/>),<text:line-break/> <text:s text:c="9"/>ElevatedButton(<text:line-break/> <text:s text:c="11"/>onPressed: () </text:span><text:span text:style-name="T16">async</text:span><text:span text:style-name="T17"> {<text:line-break/> <text:s text:c="13"/></text:span><text:span text:style-name="T34">// push mantiene el stack y permite que al hacer pop volvamos a esta pantalla</text:span><text:span text:style-name="T17"><text:line-break/> <text:s text:c="13"/></text:span><text:span text:style-name="T16">await</text:span><text:span text:style-name="T17"> context.push(</text:span><text:span text:style-name="T22">'/details/99'</text:span><text:span text:style-name="T17">, extra: </text:span><text:span text:style-name="T22">'Extra desde Home'</text:span><text:span text:style-name="T17">);<text:line-break/> <text:s text:c="13"/></text:span><text:span text:style-name="T34">// Aquí podemos ejecutar lógica tras volver (si se usó push y se hizo pop)</text:span><text:span text:style-name="T17"><text:line-break/> <text:s text:c="13"/>ScaffoldMessenger.of(context).showSnackBar(<text:line-break/> <text:s text:c="15"/></text:span><text:span text:style-name="T16">const</text:span><text:span text:style-name="T17"> SnackBar(content: Text(</text:span><text:span text:style-name="T22">'Volvimos desde details (push)'</text:span><text:span text:style-name="T17">)),<text:line-break/> <text:s text:c="13"/>);<text:line-break/> <text:s text:c="11"/>},<text:line-break/> <text:s text:c="11"/>child: </text:span><text:span text:style-name="T16">const</text:span><text:span text:style-name="T17"> Text(</text:span><text:span text:style-name="T22">'Push /details/99 (context.push + extra)'</text:span><text:span text:style-name="T17">),<text:line-break/> <text:s text:c="9"/>),<text:line-break/> <text:s text:c="7"/>]),<text:line-break/> <text:s text:c="5"/>),<text:line-break/> <text:s text:c="3"/>);<text:line-break/> <text:s/>}<text:line-break/>}<text:line-break/><text:line-break/></text:span><text:span text:style-name="T16">class</text:span><text:span text:style-name="T17"> </text:span><text:span text:style-name="T25">DetailsScreen</text:span><text:span text:style-name="T17"> </text:span><text:span text:style-name="T16">extends</text:span><text:span text:style-name="T17"> </text:span><text:span text:style-name="T25">StatelessWidget</text:span><text:span text:style-name="T17"> {<text:line-break/> <text:s/></text:span><text:span text:style-name="T16">final</text:span><text:span text:style-name="T17"> </text:span><text:span text:style-name="T31">String</text:span><text:span text:style-name="T17"> id;<text:line-break/> <text:s/></text:span><text:span text:style-name="T16">final</text:span><text:span text:style-name="T17"> </text:span><text:span text:style-name="T31">String</text:span><text:span text:style-name="T17">? extra;<text:line-break/> <text:s/></text:span><text:span text:style-name="T16">const</text:span><text:span text:style-name="T17"> DetailsScreen({</text:span><text:span text:style-name="T16">super</text:span><text:span text:style-name="T17">.key, required </text:span><text:span text:style-name="T16">this</text:span><text:span text:style-name="T17">.id, </text:span><text:span text:style-name="T16">this</text:span><text:span text:style-name="T17">.extra});<text:line-break/><text:line-break/> <text:s/></text:span><text:span text:style-name="T28">@override</text:span><text:span text:style-name="T17"><text:line-break/> <text:s/>Widget build(BuildContext context) {<text:line-break/> <text:s text:c="3"/></text:span><text:span text:style-name="T16">return</text:span><text:span text:style-name="T17"> Scaffold(<text:line-break/> <text:s text:c="5"/>appBar: AppBar(title: Text(</text:span><text:span text:style-name="T22">'Details #$id'</text:span><text:span text:style-name="T17">)),<text:line-break/> <text:s text:c="5"/>body: Center(<text:line-break/> <text:s text:c="7"/>child: Column(mainAxisSize: MainAxisSize.min, children: [<text:line-break/> <text:s text:c="9"/>Text(</text:span><text:span text:style-name="T22">'ID: $id'</text:span><text:span text:style-name="T17">),<text:line-break/> <text:s text:c="9"/></text:span><text:span text:style-name="T16">if</text:span><text:span text:style-name="T17"> (extra != </text:span><text:span text:style-name="T16">null</text:span><text:span text:style-name="T17">) Text(</text:span><text:span text:style-name="T22">'Extra: $extra'</text:span><text:span text:style-name="T17">),<text:line-break/> <text:s text:c="9"/></text:span><text:span text:style-name="T16">const</text:span><text:span text:style-name="T17"> SizedBox(height: </text:span><text:span text:style-name="T37">12</text:span><text:span text:style-name="T17">),<text:line-break/> <text:s text:c="9"/>ElevatedButton(<text:line-break/> <text:s text:c="11"/>onPressed: () =&gt; context.pop(), </text:span><text:span text:style-name="T34">// equivalente a Navigator.pop(context)</text:span><text:span text:style-name="T17"><text:line-break/> <text:s text:c="11"/>child: </text:span><text:span text:style-name="T16">const</text:span><text:span text:style-name="T17"> Text(</text:span><text:span text:style-name="T22">'Volver'</text:span><text:span text:style-name="T17">),<text:line-break/> <text:s text:c="9"/>),<text:line-break/> <text:s text:c="7"/>]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Notas GoRouter</text:span></text:p>
      <text:list xml:id="list2097148558" text:style-name="WWNum19">
        <text:list-item>
          <text:p text:style-name="P63">Puedes usar state.params (path params), state.uri.queryParameters (query params) y state.extra (objetos) para pasar datos.</text:p>
        </text:list-item>
        <text:list-item>
          <text:p text:style-name="P63">context.goNamed('name', params: {...}, queryParams: {...}) es útil cuando defines name en GoRoute.</text:p>
        </text:list-item>
        <text:list-item>
          <text:p text:style-name="P63"><text:soft-page-break/>push vs go: elige push si quieres apilar y luego volver al punto anterior; usa go cuando quieres navegar declarativamente a una ubicación (útil para deep links y rutas "salto directo").<text:a xlink:type="simple" xlink:href="https://codewithandrea.com/articles/flutter-navigation-gorouter-go-vs-push/?utm_source=chatgpt.com" text:style-name="ListLabel_20_253" text:visited-style-name="ListLabel_20_253"><text:span text:style-name="T15"> Code With Andrea</text:span></text:a><text:a xlink:type="simple" xlink:href="https://blog.codemagic.io/flutter-go-router-guide/?utm_source=chatgpt.com" text:style-name="ListLabel_20_253" text:visited-style-name="ListLabel_20_253"><text:span text:style-name="T15">Codemagic blog<text:line-break/></text:span></text:a></text:p>
        </text:list-item>
      </text:list>
      <text:p text:style-name="Heading_20_2"><text:bookmark text:name="_cgvmvgnvr4d2"/>3.5. Buenas prácticas y cuándo usar cada técnica</text:p>
      <text:list xml:id="list2627556603" text:style-name="WWNum11">
        <text:list-item>
          <text:p text:style-name="P64">Navigator.push / MaterialPageRoute — ideal para demostraciones rápidas o pantallas modales/temporales. Fácil y directo.</text:p>
        </text:list-item>
        <text:list-item>
          <text:p text:style-name="P64">Rutas nombradas (pushNamed) — aceptable en apps simples; si tu app crece y necesita deep linking, reconsidera.</text:p>
        </text:list-item>
        <text:list-item>
          <text:p text:style-name="P64">onGenerateRoute — útil para validar/centrar la creación de rutas con argumentos tipados.</text:p>
        </text:list-item>
        <text:list-item>
          <text:p text:style-name="P64">go_router (o Router API) — recomendado para apps complejas, web, deep linking, autenticación y redirecciones. Maneja parámetros, query y extra de forma declarativa.</text:p>
        </text:list-item>
        <text:list-item>
          <text:p text:style-name="P64">Evita pasar objetos gigantes por argumentos repetidamente; usa un state manager para datos compartidos (Provider, Riverpod, Bloc).</text:p>
        </text:list-item>
        <text:list-item>
          <text:p text:style-name="P64">Control del stack: aprende métodos como pushReplacement, pushAndRemoveUntil y las diferencias go/push en go_router.</text:p>
        </text:list-item>
      </text:list>
      <text:p text:style-name="Heading_20_1"><text:bookmark text:name="_ipkpvf5y5ab2"/>4. Gestión de Estado en Flutter</text:p>
      <text:p text:style-name="Standard"><text:span text:style-name="T9">🔷 ¿Qué es el estado?</text:span></text:p>
      <text:p text:style-name="Standard">El estado en Flutter es cualquier dato que cambia con el tiempo y que afecta directamente a la interfaz de usuario.<text:line-break/><text:span text:style-name="T9"> Algunos ejemplos comunes:</text:span></text:p>
      <text:list xml:id="list1723860042" text:style-name="WWNum1">
        <text:list-item>
          <text:p text:style-name="P74">El valor de un contador.</text:p>
        </text:list-item>
        <text:list-item>
          <text:p text:style-name="P48">El usuario autenticado en la aplicación.</text:p>
        </text:list-item>
        <text:list-item>
          <text:p text:style-name="P76">Los items de un carrito de compras.</text:p>
        </text:list-item>
      </text:list>
      <text:p text:style-name="Standard">Cuando el estado cambia, Flutter necesita reconstruir los widgets que dependen de él, para reflejar la nueva información en pantalla.</text:p>
      <text:p text:style-name="Standard"><text:span text:style-name="T9">🔷 ¿Por qué necesitamos gestores de estado?</text:span></text:p>
      <text:p text:style-name="Standard">En Flutter, cada vez que un dato cambia, es necesario reconstruir los widgets que dependen de él para que la interfaz muestre la información actualizada.</text:p>
      <text:p text:style-name="Standard">Si trabajamos con aplicaciones pequeñas (por ejemplo, un simple contador), podemos manejar estos cambios fácilmente con setState(). Sin embargo, a medida que la aplicación crece, aparecen varios problemas:</text:p>
      <text:list xml:id="list3370152218" text:style-name="WWNum5">
        <text:list-item>
          <text:p text:style-name="P75"><text:span text:style-name="T9">Complejidad en el manejo de datos</text:span></text:p>
          <text:list>
            <text:list-item>
              <text:p text:style-name="P79">Una aplicación real suele tener muchos datos cambiantes: usuario autenticado, productos de un carrito, temas de configuración, conexión a internet, etc.</text:p>
            </text:list-item>
            <text:list-item>
              <text:p text:style-name="P79">Si tratamos de manejar todo esto con setState, la lógica se vuelve confusa y difícil de mantener.</text:p>
            </text:list-item>
          </text:list>
        </text:list-item>
        <text:list-item>
          <text:p text:style-name="P49"><text:span text:style-name="T9">Escalabilidad</text:span></text:p>
          <text:list>
            <text:list-item>
              <text:p text:style-name="P79">En apps grandes, el estado no afecta a un solo widget, sino a múltiples pantallas y componentes.</text:p>
            </text:list-item>
            <text:list-item>
              <text:p text:style-name="P79">Pasar los datos manualmente entre widgets (lo que se conoce como prop drilling) se convierte en un caos.</text:p>
            </text:list-item>
          </text:list>
        </text:list-item>
        <text:list-item>
          <text:p text:style-name="P49"><text:span text:style-name="T9">Separación de responsabilidades</text:span></text:p>
          <text:list>
            <text:list-item>
              <text:p text:style-name="P79">Si mezclamos lógica de negocio con UI, cada widget termina siendo enorme y poco reutilizable.</text:p>
            </text:list-item>
            <text:list-item>
              <text:p text:style-name="P79">Los gestores de estado nos permiten mantener la lógica en un lugar y la UI en otro, haciendo el código más limpio y fácil de extender.</text:p>
            </text:list-item>
          </text:list>
        </text:list-item>
        <text:list-item>
          <text:p text:style-name="P49"><text:span text:style-name="T9">Reactividad</text:span></text:p>
          <text:list>
            <text:list-item>
              <text:p text:style-name="P79">Queremos que la app responda automáticamente cuando cambie un dato (ejemplo: mostrar "Sesión expirada" si el token del usuario deja de ser válido).</text:p>
            </text:list-item>
            <text:list-item>
              <text:p text:style-name="P79">Los gestores de estado implementan mecanismos reactivos que notifican a los widgets cuando deben actualizarse.</text:p>
            </text:list-item>
          </text:list>
        </text:list-item>
        <text:list-item>
          <text:p text:style-name="P49"><text:span text:style-name="T9">Testabilidad</text:span></text:p>
          <text:list>
            <text:list-item>
              <text:p text:style-name="P79">Es más fácil probar la lógica de negocio cuando está separada del UI.</text:p>
            </text:list-item>
            <text:list-item>
              <text:p text:style-name="P82">Con un gestor de estado podemos simular eventos y comprobar los resultados.s.</text:p>
            </text:list-item>
          </text:list>
        </text:list-item>
      </text:list>
      <text:p text:style-name="Standard"><text:span text:style-name="T9">👉 En resumen:<text:line-break/></text:span>Los gestores de estado en Flutter son fundamentales porque permiten construir apps mantenibles, escalables, reactivas y fáciles de probar. <text:s/>Sin ellos, el código se vuelve rápidamente inmanejable, incluso en aplicaciones de tamaño medio.</text:p>
      <text:p text:style-name="Standard"/>
      <text:p text:style-name="Standard">Flutter no impone una única forma de manejar el estado. Existen múltiples enfoques, que varían en simplicidad, escalabilidad y robustez. A continuación, revisamos los más usados:</text:p>
      <text:p text:style-name="Heading_20_2"><text:bookmark text:name="_c4tu0lznnqw"/>4. 1. setState() → Estado Local</text:p>
      <text:p text:style-name="Standard">Es la forma más sencilla y directa. Se usa cuando el estado afecta solo a un widget o a un número reducido de widgets dentro de la misma pantalla.</text:p>
      <text:p text:style-name="Standard"><text:span text:style-name="T9">Ejemplo: Contador básico con setState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4"><text:span text:style-name="T16">import</text:span><text:span text:style-name="T17"> </text:span><text:span text:style-name="T22">'package:flutter/material.dart'</text:span><text:span text:style-name="T17">;<text:line-break/><text:line-break/></text:span><text:span text:style-name="T16">class</text:span><text:span text:style-name="T17"> </text:span><text:span text:style-name="T25">Contador</text:span><text:span text:style-name="T17"> </text:span><text:span text:style-name="T16">extends</text:span><text:span text:style-name="T17"> </text:span><text:span text:style-name="T25">StatefulWidget</text:span><text:span text:style-name="T17"> {<text:line-break/> <text:s/></text:span><text:span text:style-name="T16">const</text:span><text:span text:style-name="T17"> Contador({</text:span><text:span text:style-name="T16">super</text:span><text:span text:style-name="T17">.key});<text:line-break/><text:line-break/> <text:s/></text:span><text:span text:style-name="T28">@override</text:span><text:span text:style-name="T17"><text:line-break/> <text:s/>State&lt;Contador&gt; createState() =&gt; _ContadorState();<text:line-break/>}<text:line-break/><text:line-break/></text:span><text:span text:style-name="T16">class</text:span><text:span text:style-name="T17"> </text:span><text:span text:style-name="T25">_ContadorState</text:span><text:span text:style-name="T17"> </text:span><text:span text:style-name="T16">extends</text:span><text:span text:style-name="T17"> </text:span><text:span text:style-name="T25">State</text:span><text:span text:style-name="T17">&lt;</text:span><text:span text:style-name="T25">Contador</text:span><text:span text:style-name="T17">&gt; {<text:line-break/> <text:s/></text:span><text:span text:style-name="T31">int</text:span><text:span text:style-name="T17"> valor = </text:span><text:span text:style-name="T37">0</text:span><text:span text:style-name="T17">;<text:line-break/><text:line-break/> <text:s/></text:span><text:span text:style-name="T16">void</text:span><text:span text:style-name="T17"> incrementar() {<text:line-break/> <text:s text:c="3"/>setState(() {<text:line-break/> <text:s text:c="5"/>valor++;<text:line-break/> <text:s text:c="3"/>});<text:line-break/> <text:s/>}<text:line-break/><text:line-break/> <text:s/></text:span><text:span text:style-name="T28">@override</text:span><text:span text:style-name="T17"><text:line-break/> <text:s/>Widget build(BuildContext context) {<text:line-break/> <text:s text:c="3"/></text:span><text:span text:style-name="T16">return</text:span><text:span text:style-name="T17"> Scaffold(<text:line-break/> <text:s text:c="5"/>appBar: AppBar(title: </text:span><text:span text:style-name="T16">const</text:span><text:span text:style-name="T17"> Text(</text:span><text:span text:style-name="T22">"setState Demo"</text:span><text:span text:style-name="T17">)),<text:line-break/> <text:s text:c="5"/>body: Center(<text:line-break/> <text:s text:c="7"/>child: Text(</text:span><text:span text:style-name="T22">"Valor: $valor"</text:span><text:span text:style-name="T17">, style: </text:span><text:span text:style-name="T16">const</text:span><text:span text:style-name="T17"> TextStyle(fontSize: </text:span><text:span text:style-name="T37">24</text:span><text:span text:style-name="T17">)),<text:line-break/> <text:s text:c="5"/>),<text:line-break/> <text:s text:c="5"/>floatingActionButton: FloatingActionButton(<text:line-break/> <text:s text:c="7"/>onPressed: incrementar,<text:line-break/> <text:s text:c="7"/>child: </text:span><text:span text:style-name="T16">const</text:span><text:span text:style-name="T17"> Icon(Icons.add),<text:line-break/> <text:s text:c="5"/>),<text:line-break/> <text:s text:c="3"/>);<text:line-break/> <text:s/>}<text:line-break/>}</text:span></text:p>
          </table:table-cell>
        </table:table-row>
      </table:table>
      <text:p text:style-name="Standard"><text:span text:style-name="T9">✅ Ventajas</text:span>: fácil de implementar, ideal para prototipos o apps pequeñas.<text:line-break/><text:span text:style-name="T9">⚠️ Limitaciones</text:span>: se complica en proyectos medianos/grandes, ya que la lógica queda acoplada al widget.</text:p>
      <text:p text:style-name="Heading_20_2"><text:bookmark text:name="_hbi2krhs3uxb"/>4. 2. Provider → Estado Global</text:p>
      <text:p text:style-name="Standard">La biblioteca provider es una biblioteca oficial de la comunidad Flutter que implementa el patrón ChangeNotifier. Permite exponer datos a toda la app sin necesidad de pasarlos manualmente entre widgets (lo que se conoce como prop drilling).</text:p>
      <text:p text:style-name="Standard"><text:span text:style-name="T9">Ejemplo: Definir modelo de estado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84"><text:span text:style-name="T18">import</text:span><text:span text:style-name="T19"> </text:span><text:span text:style-name="T23">'package:flutter/material.dart'</text:span><text:span text:style-name="T19">;<text:line-break/><text:line-break/></text:span><text:span text:style-name="T18">class</text:span><text:span text:style-name="T19"> </text:span><text:span text:style-name="T26">ContadorModel</text:span><text:span text:style-name="T19"> </text:span><text:span text:style-name="T18">extends</text:span><text:span text:style-name="T19"> </text:span><text:span text:style-name="T26">ChangeNotifier</text:span><text:span text:style-name="T19"> {<text:line-break/> <text:s/></text:span><text:span text:style-name="T32">int</text:span><text:span text:style-name="T19"> _valor = </text:span><text:span text:style-name="T38">0</text:span><text:span text:style-name="T19">;<text:line-break/> <text:s/></text:span><text:span text:style-name="T32">int</text:span><text:span text:style-name="T19"> </text:span><text:span text:style-name="T18">get</text:span><text:span text:style-name="T19"> valor =&gt; _valor;<text:line-break/><text:line-break/> <text:s/></text:span><text:span text:style-name="T18">void</text:span><text:span text:style-name="T19"> incrementar() {<text:line-break/> <text:s text:c="3"/>_valor++;<text:line-break/> <text:s text:c="3"/>notifyListeners(); </text:span><text:span text:style-name="T35">// Notifica a los widgets consumidores</text:span><text:span text:style-name="T19"><text:line-break/> <text:s/>}<text:line-break/>}</text:span></text:p>
          </table:table-cell>
        </table:table-row>
      </table:table>
      <text:p text:style-name="Standard"/>
      <text:p text:style-name="Standard"><text:span text:style-name="T9">Integración en la app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84"><text:span text:style-name="T18">import</text:span><text:span text:style-name="T19"> </text:span><text:span text:style-name="T23">'package:flutter/material.dart'</text:span><text:span text:style-name="T19">;<text:line-break/></text:span><text:span text:style-name="T18">import</text:span><text:span text:style-name="T19"> </text:span><text:span text:style-name="T23">'package:provider/provider.dart'</text:span><text:span text:style-name="T19">;<text:line-break/></text:span><text:span text:style-name="T18">import</text:span><text:span text:style-name="T19"> </text:span><text:span text:style-name="T23">'contador_model.dart'</text:span><text:span text:style-name="T19">; </text:span><text:span text:style-name="T35">// tu clase de estado</text:span><text:span text:style-name="T19"><text:line-break/><text:line-break/></text:span><text:span text:style-name="T18">void</text:span><text:span text:style-name="T19"> main() {<text:line-break/> <text:s/>runApp(<text:line-break/> <text:s text:c="3"/>ChangeNotifierProvider(<text:line-break/> <text:s text:c="5"/>create: (_) =&gt; ContadorModel(),<text:line-break/> <text:s text:c="5"/>child: </text:span><text:span text:style-name="T18">const</text:span><text:span text:style-name="T19"> MyApp(),<text:line-break/> <text:s text:c="3"/>),<text:line-break/> <text:s/>);<text:line-break/>}<text:line-break/><text:line-break/></text:span><text:span text:style-name="T18">class</text:span><text:span text:style-name="T19"> </text:span><text:span text:style-name="T26">MyApp</text:span><text:span text:style-name="T19"> </text:span><text:span text:style-name="T18">extends</text:span><text:span text:style-name="T19"> </text:span><text:span text:style-name="T26">StatelessWidget</text:span><text:span text:style-name="T19"> {<text:line-break/> <text:s/></text:span><text:span text:style-name="T18">const</text:span><text:span text:style-name="T19"> MyApp({</text:span><text:span text:style-name="T18">super</text:span><text:span text:style-name="T19">.key});<text:line-break/> <text:s/></text:span><text:span text:style-name="T29">@override</text:span><text:span text:style-name="T19"><text:line-break/> <text:s/>Widget build(BuildContext context) {<text:line-break/> <text:s text:c="3"/></text:span><text:span text:style-name="T18">return</text:span><text:span text:style-name="T19"> </text:span><text:span text:style-name="T18">const</text:span><text:span text:style-name="T19"> MaterialApp(home: HomePage());<text:line-break/> <text:s/>}<text:line-break/>}<text:line-break/><text:line-break/></text:span><text:span text:style-name="T18">class</text:span><text:span text:style-name="T19"> </text:span><text:span text:style-name="T26">HomePage</text:span><text:span text:style-name="T19"> </text:span><text:span text:style-name="T18">extends</text:span><text:span text:style-name="T19"> </text:span><text:span text:style-name="T26">StatelessWidget</text:span><text:span text:style-name="T19"> {<text:line-break/> <text:s/></text:span><text:span text:style-name="T18">const</text:span><text:span text:style-name="T19"> HomePage({</text:span><text:span text:style-name="T18">super</text:span><text:span text:style-name="T19">.key});<text:line-break/> <text:s/></text:span><text:span text:style-name="T29">@override</text:span><text:span text:style-name="T19"><text:line-break/> <text:s/>Widget build(BuildContext context) {<text:line-break/> <text:s text:c="3"/></text:span><text:span text:style-name="T18">final</text:span><text:span text:style-name="T19"> contador = Provider.of&lt;ContadorModel&gt;(context);<text:line-break/><text:line-break/> <text:s text:c="3"/></text:span><text:span text:style-name="T18">return</text:span><text:span text:style-name="T19"> Scaffold(<text:line-break/> <text:s text:c="5"/>appBar: AppBar(title: </text:span><text:span text:style-name="T18">const</text:span><text:span text:style-name="T19"> Text(</text:span><text:span text:style-name="T23">"Provider Demo"</text:span><text:span text:style-name="T19">)),<text:line-break/> <text:s text:c="5"/>body: Center(<text:line-break/> <text:s text:c="7"/>child: Text(</text:span><text:span text:style-name="T23">"Valor: </text:span><text:span text:style-name="T19">${contador.valor}</text:span><text:span text:style-name="T23">"</text:span><text:span text:style-name="T19">, style: </text:span><text:span text:style-name="T18">const</text:span><text:span text:style-name="T19"> TextStyle(fontSize: </text:span><text:span text:style-name="T38">24</text:span><text:span text:style-name="T19">)),<text:line-break/> <text:s text:c="5"/>),<text:line-break/> <text:s text:c="5"/>floatingActionButton: FloatingActionButton(<text:line-break/> <text:s text:c="7"/>onPressed: contador.incrementar,<text:line-break/> <text:s text:c="7"/>child: </text:span><text:span text:style-name="T18">const</text:span><text:span text:style-name="T19"> Icon(Icons.add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✅ Ventajas: sencillo, escalable, oficial y muy usado.<text:line-break/>⚠️ Limitaciones: el ChangeNotifier puede volverse difícil de mantener si el estado crece demasiado.</text:p>
      <text:p text:style-name="Heading_20_2"><text:bookmark text:name="_3uky6rcmu4ed"/>4. 3. Riverpod → Moderno, Escalable y Desacoplado</text:p>
      <text:p text:style-name="Standard">La biblioteca flutter_riverpod es la evolución de Provider, más seguro en tiempo de compilación, desacoplado y con menos boilerplate.</text:p>
      <text:p text:style-name="Standard"/>
      <text:p text:style-name="Standard"><text:span text:style-name="T9">Ejemplo: Definir Provider con StateNotifier</text:span></text:p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84"><text:span text:style-name="T18">import</text:span><text:span text:style-name="T19"> </text:span><text:span text:style-name="T23">'package:flutter_riverpod/flutter_riverpod.dart'</text:span><text:span text:style-name="T19">;<text:line-break/><text:line-break/></text:span><text:span text:style-name="T18">final</text:span><text:span text:style-name="T19"> contadorProvider = StateNotifierProvider&lt;Contador, </text:span><text:span text:style-name="T32">int</text:span><text:span text:style-name="T19">&gt;((ref) {<text:line-break/> <text:s/></text:span><text:span text:style-name="T18">return</text:span><text:span text:style-name="T19"> Contador();<text:line-break/>});<text:line-break/><text:line-break/></text:span><text:span text:style-name="T18">class</text:span><text:span text:style-name="T19"> </text:span><text:span text:style-name="T26">Contador</text:span><text:span text:style-name="T19"> </text:span><text:span text:style-name="T18">extends</text:span><text:span text:style-name="T19"> </text:span><text:span text:style-name="T26">StateNotifier</text:span><text:span text:style-name="T19">&lt;</text:span><text:span text:style-name="T26">int</text:span><text:span text:style-name="T19">&gt; {<text:line-break/> <text:s/>Contador() : </text:span><text:span text:style-name="T18">super</text:span><text:span text:style-name="T19">(</text:span><text:span text:style-name="T38">0</text:span><text:span text:style-name="T19">);<text:line-break/> <text:s/></text:span><text:span text:style-name="T18">void</text:span><text:span text:style-name="T19"> incrementar() =&gt; state++;<text:line-break/>}<text:line-break/><text:line-break/>Uso en un ConsumerWidget<text:line-break/></text:span><text:span text:style-name="T18">import</text:span><text:span text:style-name="T19"> </text:span><text:span text:style-name="T23">'package:flutter/material.dart'</text:span><text:span text:style-name="T19">;<text:line-break/></text:span><text:span text:style-name="T18">import</text:span><text:span text:style-name="T19"> </text:span><text:span text:style-name="T23">'package:flutter_riverpod/flutter_riverpod.dart'</text:span><text:span text:style-name="T19">;<text:line-break/></text:span><text:span text:style-name="T18">import</text:span><text:span text:style-name="T19"> </text:span><text:span text:style-name="T23">'contador_provider.dart'</text:span><text:span text:style-name="T19">;<text:line-break/><text:line-break/></text:span><text:span text:style-name="T18">class</text:span><text:span text:style-name="T19"> </text:span><text:span text:style-name="T26">Home</text:span><text:span text:style-name="T19"> </text:span><text:span text:style-name="T18">extends</text:span><text:span text:style-name="T19"> </text:span><text:span text:style-name="T26">ConsumerWidget</text:span><text:span text:style-name="T19"> {<text:line-break/> <text:s/></text:span><text:span text:style-name="T18">const</text:span><text:span text:style-name="T19"> Home({</text:span><text:span text:style-name="T18">super</text:span><text:span text:style-name="T19">.key});<text:line-break/><text:line-break/> <text:s/></text:span><text:span text:style-name="T29">@override</text:span><text:span text:style-name="T19"><text:line-break/> <text:s/>Widget build(BuildContext context, WidgetRef ref) {<text:line-break/> <text:s text:c="3"/></text:span><text:span text:style-name="T18">final</text:span><text:span text:style-name="T19"> valor = ref.watch(contadorProvider);<text:line-break/><text:line-break/> <text:s text:c="3"/></text:span><text:span text:style-name="T18">return</text:span><text:span text:style-name="T19"> Scaffold(<text:line-break/> <text:s text:c="5"/>appBar: AppBar(title: </text:span><text:span text:style-name="T18">const</text:span><text:span text:style-name="T19"> Text(</text:span><text:span text:style-name="T23">"Riverpod Demo"</text:span><text:span text:style-name="T19">)),<text:line-break/> <text:s text:c="5"/>body: Center(<text:line-break/> <text:s text:c="7"/>child: Text(</text:span><text:span text:style-name="T23">"Contador: $valor"</text:span><text:span text:style-name="T19">, style: </text:span><text:span text:style-name="T18">const</text:span><text:span text:style-name="T19"> TextStyle(fontSize: </text:span><text:span text:style-name="T38">24</text:span><text:span text:style-name="T19">)),<text:line-break/> <text:s text:c="5"/>),<text:line-break/> <text:s text:c="5"/>floatingActionButton: FloatingActionButton(<text:line-break/> <text:s text:c="7"/>onPressed: () =&gt; ref.read(contadorProvider.notifier).incrementar(),<text:line-break/> <text:s text:c="7"/>child: </text:span><text:span text:style-name="T18">const</text:span><text:span text:style-name="T19"> Icon(Icons.add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✅ Ventajas:</text:span> más moderno, desacoplado, testable, muy usado en proyectos grandes.<text:line-break/><text:span text:style-name="T9">⚠️ Limitaciones:</text:span> curva de aprendizaje un poco más alta que Provider.</text:p>
      <text:p text:style-name="Heading_20_1"><text:bookmark text:name="_ncs3x1cb8dso"/>5. Diseño responsivo y adaptabilidad en Flutter</text:p>
      <text:p text:style-name="Standard">En el desarrollo móvil y multiplataforma, uno de los mayores retos es que la aplicación se vea y funcione correctamente en diferentes dispositivos: móviles pequeños, tablets grandes e incluso pantallas web o de escritorio.</text:p>
      <text:p text:style-name="Standard">Flutter nos facilita este trabajo con una serie de herramientas que permiten crear interfaces adaptables y flexibles que se ajustan automáticamente al entorno.</text:p>
      <text:p text:style-name="Standard"><text:span text:style-name="T9">📌 Conceptos Clave de Responsividad</text:span></text:p>
      <text:p text:style-name="Standard"><text:span text:style-name="T9">🔹 MediaQuery</text:span></text:p>
      <text:p text:style-name="Standard">Permite acceder a información del dispositivo: tamaño de pantalla, orientación, densidad de píxeles, etc.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84"><text:span text:style-name="T20">final</text:span><text:span text:style-name="T21"> screenSize = MediaQuery.of(context).size;<text:line-break/></text:span><text:span text:style-name="T20">final</text:span><text:span text:style-name="T21"> screenWidth = screenSize.width;<text:line-break/></text:span><text:span text:style-name="T20">final</text:span><text:span text:style-name="T21"> screenHeight = screenSize.height;<text:line-break/></text:span><text:span text:style-name="T20">final</text:span><text:span text:style-name="T21"> isPortrait = MediaQuery.of(context).orientation == Orientation.portrait;</text:span></text:p>
          </table:table-cell>
        </table:table-row>
      </table:table>
      <text:p text:style-name="Standard">👉 Útil para ajustar márgenes, fuentes, tamaños o decidir si mostrar un layout móvil o tablet.</text:p>
      <text:p text:style-name="Standard"/>
      <text:p text:style-name="Standard"><text:span text:style-name="T9">🔹 LayoutBuilder</text:span></text:p>
      <text:p text:style-name="Standard">Evalúa el espacio disponible en un widget y renderiza diferentes layouts según el ancho/alto.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84"><text:span text:style-name="T19">LayoutBuilder(<text:line-break/> <text:s/>builder: (context, constraints) {<text:line-break/> <text:s text:c="3"/></text:span><text:span text:style-name="T18">if</text:span><text:span text:style-name="T19"> (constraints.maxWidth &gt; </text:span><text:span text:style-name="T38">600</text:span><text:span text:style-name="T19">) {<text:line-break/> <text:s text:c="5"/></text:span><text:span text:style-name="T18">return</text:span><text:span text:style-name="T19"> TabletLayout(); </text:span><text:span text:style-name="T35">// Diseño para tablets</text:span><text:span text:style-name="T19"><text:line-break/> <text:s text:c="3"/>} </text:span><text:span text:style-name="T18">else</text:span><text:span text:style-name="T19"> {<text:line-break/> <text:s text:c="5"/></text:span><text:span text:style-name="T18">return</text:span><text:span text:style-name="T19"> MobileLayout(); </text:span><text:span text:style-name="T35">// Diseño para móviles</text:span><text:span text:style-name="T19"><text:line-break/> <text:s text:c="3"/>}<text:line-break/> <text:s/>},<text:line-break/>)</text:span></text:p>
          </table:table-cell>
        </table:table-row>
      </table:table>
      <text:p text:style-name="Standard">👉 Ideal cuando queremos que un mismo widget cambie según el espacio que tenga (no solo según la pantalla completa).</text:p>
      <text:p text:style-name="P1"/>
      <text:p text:style-name="Standard"><text:span text:style-name="T9">🔹 Expanded y Flexible</text:span></text:p>
      <text:p text:style-name="Standard">Distribuyen espacio dentro de Row o Column.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84"><text:span text:style-name="T19">Row(<text:line-break/> <text:s/>children: [<text:line-break/> <text:s text:c="3"/>Expanded( </text:span><text:span text:style-name="T35">// Ocupa 70%</text:span><text:span text:style-name="T19"><text:line-break/> <text:s text:c="5"/>flex: </text:span><text:span text:style-name="T38">7</text:span><text:span text:style-name="T19">,<text:line-break/> <text:s text:c="5"/>child: Container(color: Colors.red),<text:line-break/> <text:s text:c="3"/>),<text:line-break/> <text:s text:c="3"/>Expanded( </text:span><text:span text:style-name="T35">// Ocupa 30%</text:span><text:span text:style-name="T19"><text:line-break/> <text:s text:c="5"/>flex: </text:span><text:span text:style-name="T38">3</text:span><text:span text:style-name="T19">,<text:line-break/> <text:s text:c="5"/>child: Container(color: Colors.blue),<text:line-break/> <text:s text:c="3"/>),<text:line-break/> <text:s/>],<text:line-break/>)</text:span></text:p>
          </table:table-cell>
        </table:table-row>
      </table:table>
      <text:p text:style-name="Standard">👉 Permiten construir layouts que se adaptan sin necesidad de tamaños fijos.</text:p>
      <text:p text:style-name="P1"/>
      <text:p text:style-name="Standard"><text:span text:style-name="T9">📱 Ejemplo Práctico: App Responsiva</text:span></text:p>
      <text:p text:style-name="Standard">Objetivo: mostrar una lista vertical en móvil y un grid de dos columnas en tablet.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84"><text:span text:style-name="T20">class</text:span><text:span text:style-name="T21"> </text:span><text:span text:style-name="T27">ResponsiveLayout</text:span><text:span text:style-name="T21"> </text:span><text:span text:style-name="T20">extends</text:span><text:span text:style-name="T21"> </text:span><text:span text:style-name="T27">StatelessWidget</text:span><text:span text:style-name="T21"> {<text:line-break/> <text:s/></text:span><text:span text:style-name="T30">@override</text:span><text:span text:style-name="T21"><text:line-break/> <text:s/>Widget build(BuildContext context) {<text:line-break/> <text:s text:c="3"/></text:span><text:span text:style-name="T20">return</text:span><text:span text:style-name="T21"> Scaffold(<text:line-break/> <text:s text:c="5"/>appBar: AppBar(title: Text(</text:span><text:span text:style-name="T24">'App Responsiva'</text:span><text:span text:style-name="T21">)),<text:line-break/> <text:s text:c="5"/>body: LayoutBuilder(<text:line-break/> <text:s text:c="7"/>builder: (context, constraints) {<text:line-break/> <text:s text:c="9"/></text:span><text:span text:style-name="T20">if</text:span><text:span text:style-name="T21"> (constraints.maxWidth &gt; </text:span><text:span text:style-name="T39">600</text:span><text:span text:style-name="T21">) {<text:line-break/> <text:s text:c="11"/></text:span><text:span text:style-name="T36">// Vista para tablets</text:span><text:span text:style-name="T21"><text:line-break/> <text:s text:c="11"/></text:span><text:span text:style-name="T20">return</text:span><text:span text:style-name="T21"> GridView.builder(<text:line-break/> <text:s text:c="13"/>gridDelegate: SliverGridDelegateWithFixedCrossAxisCount(<text:line-break/> <text:s text:c="15"/>crossAxisCount: </text:span><text:span text:style-name="T39">2</text:span><text:span text:style-name="T21">,<text:line-break/> <text:s text:c="13"/>),<text:line-break/> <text:s text:c="13"/>itemBuilder: (context, index) =&gt; ItemWidget(index),<text:line-break/> <text:s text:c="11"/>);<text:line-break/> <text:s text:c="9"/>} </text:span><text:span text:style-name="T20">else</text:span><text:span text:style-name="T21"> {<text:line-break/> <text:s text:c="11"/></text:span><text:span text:style-name="T36">// Vista para móviles</text:span><text:span text:style-name="T21"><text:line-break/> <text:s text:c="11"/></text:span><text:span text:style-name="T20">return</text:span><text:span text:style-name="T21"> ListView.builder(<text:line-break/> <text:s text:c="13"/>itemBuilder: (context, index) =&gt; ItemWidget(index),<text:line-break/> <text:s text:c="11"/>);<text:line-break/> <text:s text:c="9"/>}<text:line-break/> <text:s text:c="7"/>},<text:line-break/> <text:s text:c="5"/>),<text:line-break/> <text:s text:c="3"/>);<text:line-break/> <text:s/>}<text:line-break/>}<text:line-break/><text:line-break/></text:span><text:span text:style-name="T20">class</text:span><text:span text:style-name="T21"> </text:span><text:span text:style-name="T27">ItemWidget</text:span><text:span text:style-name="T21"> </text:span><text:span text:style-name="T20">extends</text:span><text:span text:style-name="T21"> </text:span><text:span text:style-name="T27">StatelessWidget</text:span><text:span text:style-name="T21"> {<text:line-break/> <text:s/></text:span><text:span text:style-name="T20">final</text:span><text:span text:style-name="T21"> </text:span><text:span text:style-name="T33">int</text:span><text:span text:style-name="T21"> index;<text:line-break/> <text:s/>ItemWidget(</text:span><text:span text:style-name="T20">this</text:span><text:span text:style-name="T21">.index);<text:line-break/><text:line-break/> <text:s/></text:span><text:span text:style-name="T30">@override</text:span><text:span text:style-name="T21"><text:line-break/> <text:s/>Widget build(BuildContext context) {<text:line-break/> <text:s text:c="3"/></text:span><text:span text:style-name="T20">return</text:span><text:span text:style-name="T21"> Card(<text:line-break/> <text:s text:c="5"/>child: Center(child: Text(</text:span><text:span text:style-name="T24">'Ítem $index'</text:span><text:span text:style-name="T21">)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📐 Técnicas Avanzadas</text:span></text:p>
      <text:p text:style-name="Standard"><text:span text:style-name="T9">🔹 Breakpoints personalizados</text:span></text:p>
      <text:p text:style-name="Standard">Definimos reglas estándar para separar móvil, tablet y escritorio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84"><text:span text:style-name="T33">bool</text:span><text:span text:style-name="T21"> isMobile(BuildContext context) =&gt; MediaQuery.of(context).size.width &lt; </text:span><text:span text:style-name="T39">600</text:span><text:span text:style-name="T21">;<text:line-break/></text:span><text:span text:style-name="T33">bool</text:span><text:span text:style-name="T21"> isTablet(BuildContext context) =&gt; MediaQuery.of(context).size.width &gt;= </text:span><text:span text:style-name="T39">600</text:span><text:span text:style-name="T21"> &amp;&amp; MediaQuery.of(context).size.width &lt; </text:span><text:span text:style-name="T39">1200</text:span><text:span text:style-name="T21">;<text:line-break/></text:span><text:span text:style-name="T33">bool</text:span><text:span text:style-name="T21"> isDesktop(BuildContext context) =&gt; MediaQuery.of(context).size.width &gt;= </text:span><text:span text:style-name="T39">1200</text:span><text:span text:style-name="T21">;</text:span></text:p>
          </table:table-cell>
        </table:table-row>
      </table:table>
      <text:p text:style-name="P1"/>
      <text:p text:style-name="Standard"><text:span text:style-name="T9">🔹 OrientationBuilder</text:span></text:p>
      <text:p text:style-name="Standard">Detecta cambios de orientación del dispositivo (vertical ↔ horizontal).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84"><text:span text:style-name="T19">OrientationBuilder(<text:line-break/> <text:s/>builder: (context, orientation) {<text:line-break/> <text:s text:c="3"/></text:span><text:span text:style-name="T18">return</text:span><text:span text:style-name="T19"> orientation == Orientation.portrait<text:line-break/> <text:s text:c="7"/>? PortraitLayout()<text:line-break/> <text:s text:c="7"/>: LandscapeLayout();<text:line-break/> <text:s/>},<text:line-break/>)</text:span></text:p>
          </table:table-cell>
        </table:table-row>
      </table:table>
      <text:p text:style-name="Standard"/>
      <text:p text:style-name="Standard"><text:span text:style-name="T9">🔹 FractionallySizedBox</text:span></text:p>
      <text:p text:style-name="Standard">Permite asignar un porcentaje del espacio disponible.</text:p>
      <text:p text:style-name="Standard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84"><text:span text:style-name="T19">FractionallySizedBox(<text:line-break/> <text:s/>widthFactor: </text:span><text:span text:style-name="T38">0.8</text:span><text:span text:style-name="T19">, </text:span><text:span text:style-name="T35">// 80% del ancho disponible</text:span><text:span text:style-name="T19"><text:line-break/> <text:s/>child: ElevatedButton(<text:line-break/> <text:s text:c="3"/>onPressed: () {},<text:line-break/> <text:s text:c="3"/>child: Text(</text:span><text:span text:style-name="T23">'Botón'</text:span><text:span text:style-name="T19">),<text:line-break/> <text:s/>),<text:line-break/>)</text:span></text:p>
          </table:table-cell>
        </table:table-row>
      </table:table>
      <text:p text:style-name="Standard"/>
      <text:p text:style-name="Standard"><text:span text:style-name="T9">✅ Buenas Prácticas en Diseño Responsivo</text:span></text:p>
      <text:p text:style-name="Standard">✔ Evitar dimensiones fijas (width: 300) → preferir MediaQuery, Expanded o Flexible.<text:line-break/>✔ Testear en múltiples dispositivos → usar emuladores de distintos tamaños y, si es posible, probar en hardware real.<text:line-break/>✔ Priorizar layouts adaptativos → que se reorganicen en lugar de simplemente escalar.<text:line-break/>✔ Usar breakpoints claros (móvil &lt; 600, tablet 600-1200, web &gt; 1200).</text:p>
      <text:p text:style-name="Standard"/>
      <text:p text:style-name="Standard"><text:span text:style-name="T9">📊 Ejemplo Final: App de Noticias Responsiva</text:span></text:p>
      <text:list xml:id="list1977500178" text:style-name="WWNum7">
        <text:list-item>
          <text:p text:style-name="P65">Móvil → lista vertical con imagen + título.</text:p>
        </text:list-item>
        <text:list-item>
          <text:p text:style-name="P65">Tablet → grid con imagen, título y resumen.</text:p>
        </text:list-item>
        <text:list-item>
          <text:p text:style-name="P65">Web → barra lateral + contenido principal.<text:line-break/></text:p>
        </text:list-item>
      </text:list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84"><text:span text:style-name="T19">Widget build(BuildContext context) {<text:line-break/> <text:s/></text:span><text:span text:style-name="T18">final</text:span><text:span text:style-name="T19"> screenWidth = MediaQuery.of(context).size.width;<text:line-break/><text:line-break/> <text:s/></text:span><text:span text:style-name="T18">if</text:span><text:span text:style-name="T19"> (screenWidth &gt; </text:span><text:span text:style-name="T38">1200</text:span><text:span text:style-name="T19">) {<text:line-break/> <text:s text:c="3"/></text:span><text:span text:style-name="T18">return</text:span><text:span text:style-name="T19"> WebLayout(); <text:s text:c="3"/></text:span><text:span text:style-name="T35">// Diseño para web</text:span><text:span text:style-name="T19"><text:line-break/> <text:s/>} </text:span><text:span text:style-name="T18">else</text:span><text:span text:style-name="T19"> </text:span><text:span text:style-name="T18">if</text:span><text:span text:style-name="T19"> (screenWidth &gt; </text:span><text:span text:style-name="T38">600</text:span><text:span text:style-name="T19">) {<text:line-break/> <text:s text:c="3"/></text:span><text:span text:style-name="T18">return</text:span><text:span text:style-name="T19"> TabletLayout(); </text:span><text:span text:style-name="T35">// Diseño para tablet</text:span><text:span text:style-name="T19"><text:line-break/> <text:s/>} </text:span><text:span text:style-name="T18">else</text:span><text:span text:style-name="T19"> {<text:line-break/> <text:s text:c="3"/></text:span><text:span text:style-name="T18">return</text:span><text:span text:style-name="T19"> MobileLayout(); </text:span><text:span text:style-name="T35">// Diseño para móvil</text:span><text:span text:style-name="T19"><text:line-break/> <text:s/>}<text:line-break/>}</text:span></text:p>
          </table:table-cell>
        </table:table-row>
      </table:table>
      <text:p text:style-name="Standard"/>
      <text:p text:style-name="Standard"><text:span text:style-name="T9">📊 Código Completo – Layout Responsivo Realista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84"><text:span text:style-name="T20">import</text:span><text:span text:style-name="T21"> </text:span><text:span text:style-name="T24">'package:flutter/material.dart'</text:span><text:span text:style-name="T21">;<text:line-break/><text:line-break/></text:span><text:span text:style-name="T20">void</text:span><text:span text:style-name="T21"> main() {<text:line-break/> <text:s/>runApp(MaterialApp(<text:line-break/> <text:s text:c="3"/>home: ResponsiveLayout(),<text:line-break/> <text:s/>));<text:line-break/>}<text:line-break/><text:line-break/></text:span><text:span text:style-name="T20">class</text:span><text:span text:style-name="T21"> </text:span><text:span text:style-name="T27">ResponsiveLayout</text:span><text:span text:style-name="T21"> </text:span><text:span text:style-name="T20">extends</text:span><text:span text:style-name="T21"> </text:span><text:span text:style-name="T27">StatelessWidget</text:span><text:span text:style-name="T21"> {<text:line-break/> <text:s/></text:span><text:span text:style-name="T30">@override</text:span><text:span text:style-name="T21"><text:line-break/> <text:s/>Widget build(BuildContext context) {<text:line-break/> <text:s text:c="3"/></text:span><text:span text:style-name="T20">final</text:span><text:span text:style-name="T21"> screenWidth = MediaQuery.of(context).size.width;<text:line-break/><text:line-break/> <text:s text:c="3"/></text:span><text:span text:style-name="T20">if</text:span><text:span text:style-name="T21"> (screenWidth &lt; </text:span><text:span text:style-name="T39">600</text:span><text:span text:style-name="T21">) {<text:line-break/> <text:s text:c="5"/></text:span><text:span text:style-name="T36">// 📱 Móvil</text:span><text:span text:style-name="T21"><text:line-break/> <text:s text:c="5"/></text:span><text:span text:style-name="T20">return</text:span><text:span text:style-name="T21"> Scaffold(<text:line-break/> <text:s text:c="7"/>appBar: AppBar(title: Text(</text:span><text:span text:style-name="T24">"App Responsiva - Móvil"</text:span><text:span text:style-name="T21">)),<text:line-break/> <text:s text:c="7"/>body: ListView.builder(<text:line-break/> <text:s text:c="9"/>itemCount: </text:span><text:span text:style-name="T39">20</text:span><text:span text:style-name="T21">,<text:line-break/> <text:s text:c="9"/>itemBuilder: (context, index) =&gt; ListTile(<text:line-break/> <text:s text:c="11"/>leading: Icon(Icons.article),<text:line-break/> <text:s text:c="11"/>title: Text(</text:span><text:span text:style-name="T24">"Noticia $index"</text:span><text:span text:style-name="T21">),<text:line-break/> <text:s text:c="11"/>subtitle: Text(</text:span><text:span text:style-name="T24">"Resumen breve de la noticia $index"</text:span><text:span text:style-name="T21">),<text:line-break/> <text:s text:c="9"/>),<text:line-break/> <text:s text:c="7"/>),<text:line-break/> <text:s text:c="5"/>);<text:line-break/> <text:s text:c="3"/>} </text:span><text:span text:style-name="T20">else</text:span><text:span text:style-name="T21"> </text:span><text:span text:style-name="T20">if</text:span><text:span text:style-name="T21"> (screenWidth &lt; </text:span><text:span text:style-name="T39">1200</text:span><text:span text:style-name="T21">) {<text:line-break/> <text:s text:c="5"/></text:span><text:span text:style-name="T36">// 📲 Tablet</text:span><text:span text:style-name="T21"><text:line-break/> <text:s text:c="5"/></text:span><text:span text:style-name="T20">return</text:span><text:span text:style-name="T21"> Scaffold(<text:line-break/> <text:s text:c="7"/>appBar: AppBar(title: Text(</text:span><text:span text:style-name="T24">"App Responsiva - Tablet"</text:span><text:span text:style-name="T21">)),<text:line-break/> <text:s text:c="7"/>body: GridView.builder(<text:line-break/> <text:s text:c="9"/>gridDelegate: SliverGridDelegateWithFixedCrossAxisCount(<text:line-break/> <text:s text:c="11"/>crossAxisCount: </text:span><text:span text:style-name="T39">2</text:span><text:span text:style-name="T21">, </text:span><text:span text:style-name="T36">// 2 columnas</text:span><text:span text:style-name="T21"><text:line-break/> <text:s text:c="11"/>childAspectRatio: </text:span><text:span text:style-name="T39">3</text:span><text:span text:style-name="T21"> / </text:span><text:span text:style-name="T39">2</text:span><text:span text:style-name="T21">,<text:line-break/> <text:s text:c="9"/>),<text:line-break/> <text:s text:c="9"/>itemCount: </text:span><text:span text:style-name="T39">20</text:span><text:span text:style-name="T21">,<text:line-break/> <text:s text:c="9"/>itemBuilder: (context, index) =&gt; Card(<text:line-break/> <text:s text:c="11"/>margin: EdgeInsets.all(</text:span><text:span text:style-name="T39">8</text:span><text:span text:style-name="T21">),<text:line-break/> <text:s text:c="11"/>child: Column(<text:line-break/> <text:s text:c="13"/>mainAxisAlignment: MainAxisAlignment.center,<text:line-break/> <text:s text:c="13"/>children: [<text:line-break/> <text:s text:c="15"/>Icon(Icons.article, size: </text:span><text:span text:style-name="T39">40</text:span><text:span text:style-name="T21">, color: Colors.green),<text:line-break/> <text:s text:c="15"/>SizedBox(height: </text:span><text:span text:style-name="T39">10</text:span><text:span text:style-name="T21">),<text:line-break/> <text:s text:c="15"/>Text(</text:span><text:span text:style-name="T24">"Noticia $index"</text:span><text:span text:style-name="T21">, style: TextStyle(fontWeight: FontWeight.bold)),<text:line-break/> <text:s text:c="15"/>Text(</text:span><text:span text:style-name="T24">"Resumen breve..."</text:span><text:span text:style-name="T21">),<text:line-break/> <text:s text:c="13"/>],<text:line-break/> <text:s text:c="11"/>),<text:line-break/> <text:s text:c="9"/>),<text:line-break/> <text:s text:c="7"/>),<text:line-break/> <text:s text:c="5"/>);<text:line-break/> <text:s text:c="3"/>} </text:span><text:span text:style-name="T20">else</text:span><text:span text:style-name="T21"> {<text:line-break/> <text:s text:c="5"/></text:span><text:span text:style-name="T36">// 🖥️ Escritorio</text:span><text:span text:style-name="T21"><text:line-break/> <text:s text:c="5"/></text:span><text:span text:style-name="T20">return</text:span><text:span text:style-name="T21"> Scaffold(<text:line-break/> <text:s text:c="7"/>appBar: AppBar(title: Text(</text:span><text:span text:style-name="T24">"App Responsiva - Escritorio"</text:span><text:span text:style-name="T21">)),<text:line-break/> <text:s text:c="7"/>body: Row(<text:line-break/> <text:s text:c="9"/>children: [<text:line-break/> <text:s text:c="11"/></text:span><text:span text:style-name="T36">// Sidebar</text:span><text:span text:style-name="T21"><text:line-break/> <text:s text:c="11"/>Container(<text:line-break/> <text:s text:c="13"/>width: </text:span><text:span text:style-name="T39">250</text:span><text:span text:style-name="T21">,<text:line-break/> <text:s text:c="13"/>color: Colors.grey[</text:span><text:span text:style-name="T39">200</text:span><text:span text:style-name="T21">],<text:line-break/> <text:s text:c="13"/>child: ListView(<text:line-break/> <text:s text:c="15"/>children: [<text:line-break/> <text:s text:c="17"/>DrawerHeader(<text:line-break/> <text:s text:c="19"/>child: Text(</text:span><text:span text:style-name="T24">"Menú"</text:span><text:span text:style-name="T21">, style: TextStyle(fontSize: </text:span><text:span text:style-name="T39">20</text:span><text:span text:style-name="T21">, fontWeight: FontWeight.bold)),<text:line-break/> <text:s text:c="17"/>),<text:line-break/> <text:s text:c="17"/>ListTile(leading: Icon(Icons.home), title: Text(</text:span><text:span text:style-name="T24">"Inicio"</text:span><text:span text:style-name="T21">)),<text:line-break/> <text:s text:c="17"/>ListTile(leading: Icon(Icons.category), title: Text(</text:span><text:span text:style-name="T24">"Categorías"</text:span><text:span text:style-name="T21">)),<text:line-break/> <text:s text:c="17"/>ListTile(leading: Icon(Icons.settings), title: Text(</text:span><text:span text:style-name="T24">"Configuración"</text:span><text:span text:style-name="T21">)),<text:line-break/> <text:s text:c="15"/>],<text:line-break/> <text:s text:c="13"/>),<text:line-break/> <text:s text:c="11"/>),<text:line-break/> <text:s text:c="11"/></text:span><text:span text:style-name="T36">// Contenido principal</text:span><text:span text:style-name="T21"><text:line-break/> <text:s text:c="11"/>Expanded(<text:line-break/> <text:s text:c="13"/>child: GridView.builder(<text:line-break/> <text:s text:c="15"/>gridDelegate: SliverGridDelegateWithFixedCrossAxisCount(<text:line-break/> <text:s text:c="17"/>crossAxisCount: </text:span><text:span text:style-name="T39">3</text:span><text:span text:style-name="T21">, </text:span><text:span text:style-name="T36">// 3 columnas</text:span><text:span text:style-name="T21"><text:line-break/> <text:s text:c="17"/>childAspectRatio: </text:span><text:span text:style-name="T39">4</text:span><text:span text:style-name="T21"> / </text:span><text:span text:style-name="T39">3</text:span><text:span text:style-name="T21">,<text:line-break/> <text:s text:c="15"/>),<text:line-break/> <text:s text:c="15"/>itemCount: </text:span><text:span text:style-name="T39">30</text:span><text:span text:style-name="T21">,<text:line-break/> <text:s text:c="15"/>itemBuilder: (context, index) =&gt; Card(<text:line-break/> <text:s text:c="17"/>margin: EdgeInsets.all(</text:span><text:span text:style-name="T39">10</text:span><text:span text:style-name="T21">),<text:line-break/> <text:s text:c="17"/>child: Column(<text:line-break/> <text:s text:c="19"/>mainAxisAlignment: MainAxisAlignment.center,<text:line-break/> <text:s text:c="19"/>children: [<text:line-break/> <text:s text:c="21"/>Icon(Icons.article, size: </text:span><text:span text:style-name="T39">50</text:span><text:span text:style-name="T21">, color: Colors.orange),<text:line-break/> <text:s text:c="21"/>SizedBox(height: </text:span><text:span text:style-name="T39">10</text:span><text:span text:style-name="T21">),<text:line-break/> <text:s text:c="21"/>Text(</text:span><text:span text:style-name="T24">"Noticia $index"</text:span><text:span text:style-name="T21">, style: TextStyle(fontWeight: FontWeight.bold)),<text:line-break/> <text:s text:c="21"/>Padding(<text:line-break/> <text:s text:c="23"/>padding: </text:span><text:span text:style-name="T20">const</text:span><text:span text:style-name="T21"> EdgeInsets.all(</text:span><text:span text:style-name="T39">8.0</text:span><text:span text:style-name="T21">),<text:line-break/> <text:s text:c="23"/>child: Text(</text:span><text:span text:style-name="T24">"Contenido adaptado para pantallas grandes"</text:span><text:span text:style-name="T21">),<text:line-break/> <text:s text:c="21"/>),<text:line-break/> <text:s text:c="19"/>],<text:line-break/> <text:s text:c="17"/>),<text:line-break/> <text:s text:c="15"/>),<text:line-break/> <text:s text:c="13"/>),<text:line-break/> <text:s text:c="11"/>),<text:line-break/> <text:s text:c="9"/>],<text:line-break/> <text:s text:c="7"/>),<text:line-break/> <text:s text:c="5"/>);<text:line-break/> <text:s text:c="3"/>}<text:line-break/> <text:s/>}<text:line-break/>}</text:span></text:p>
          </table:table-cell>
        </table:table-row>
      </table:table>
      <text:p text:style-name="Standard"/>
      <text:p text:style-name="Standard"><text:span text:style-name="T9">📝 Explicación</text:span></text:p>
      <text:list xml:id="list2164831651" text:style-name="WWNum23">
        <text:list-item>
          <text:p text:style-name="P66">Usamos MediaQuery para detectar el ancho.</text:p>
        </text:list-item>
        <text:list-item>
          <text:p text:style-name="P66"><text:soft-page-break/>Definimos breakpoints:</text:p>
          <text:list>
            <text:list-item>
              <text:p text:style-name="P83">&lt;600px → ListView simple (móvil).</text:p>
            </text:list-item>
            <text:list-item>
              <text:p text:style-name="P83">600–1200px → Grid con 2 columnas (tablet).</text:p>
            </text:list-item>
            <text:list-item>
              <text:p text:style-name="P83">&gt;1200px → Sidebar + Grid con 3 columnas (escritorio).</text:p>
            </text:list-item>
          </text:list>
        </text:list-item>
        <text:list-item>
          <text:p text:style-name="P66">El layout cambia automáticamente al redimensionar la ventana (útil si pruebas en web de Flutter).</text:p>
        </text:list-item>
      </text:list>
      <text:p text:style-name="Heading_20_1"><text:bookmark text:name="_ax44ni7spos4"/>6. Recursos recomendados para aprender Flutter</text:p>
      <text:p text:style-name="Standard"><text:span text:style-name="T9">📚 Documentación Oficial</text:span></text:p>
      <text:list xml:id="list2219396214" text:style-name="WWNum28">
        <text:list-item>
          <text:p text:style-name="P67">Flutter Docs<text:line-break/>🔗 <text:a xlink:type="simple" xlink:href="https://docs.flutter.dev/" text:style-name="ListLabel_20_253" text:visited-style-name="ListLabel_20_253"><text:span text:style-name="T15">https://docs.flutter.dev</text:span></text:a></text:p>
        </text:list-item>
        <text:list-item>
          <text:p text:style-name="P67">Dart Language<text:line-break/>🔗 <text:a xlink:type="simple" xlink:href="https://dart.dev/language" text:style-name="ListLabel_20_253" text:visited-style-name="ListLabel_20_253"><text:span text:style-name="T15">https://dart.dev/language</text:span></text:a></text:p>
        </text:list-item>
      </text:list>
      <text:p text:style-name="Standard"><text:span text:style-name="T9">🎓 Cursos Gratuitos</text:span></text:p>
      <text:list xml:id="list3881200635" text:style-name="WWNum24">
        <text:list-item>
          <text:p text:style-name="P68">Flutter Crash Course (Google)<text:line-break/>🔗 <text:a xlink:type="simple" xlink:href="https://docs.flutter.dev/get-started/codelab" text:style-name="ListLabel_20_253" text:visited-style-name="ListLabel_20_253"><text:span text:style-name="T15">https://docs.flutter.dev/get-started/codelab</text:span></text:a></text:p>
        </text:list-item>
        <text:list-item>
          <text:p text:style-name="P68">Dart en Codecademy<text:line-break/>🔗 <text:a xlink:type="simple" xlink:href="https://www.codecademy.com/learn/learn-dart" text:style-name="ListLabel_20_253" text:visited-style-name="ListLabel_20_253"><text:span text:style-name="T15">https://www.codecademy.com/learn/learn-dart</text:span></text:a></text:p>
        </text:list-item>
        <text:list-item>
          <text:p text:style-name="P68">Curso Completo de Flutter (YouTube - Fernando Herrera)<text:line-break/>🔗 <text:a xlink:type="simple" xlink:href="https://www.youtube.com/watch?v=GXIJJkq_H8g&amp;list=PLV6pYUAZ-ZoE6kzN1t9lfV9aYkRFYhwyj" text:style-name="ListLabel_20_253" text:visited-style-name="ListLabel_20_253"><text:span text:style-name="T15">https://www.youtube.com/watch?v=GXIJJkq_H8g&amp;list=PLV6pYUAZ-ZoE6kzN1t9lfV9aYkRFYhwyj</text:span></text:a></text:p>
        </text:list-item>
      </text:list>
      <text:p text:style-name="Standard"><text:span text:style-name="T9">📦 Paquetes y bibliotecas</text:span></text:p>
      <text:list xml:id="list1042273704" text:style-name="WWNum9">
        <text:list-item>
          <text:p text:style-name="P69">Pub.dev (Repositorio Oficial)<text:line-break/>🔗 <text:a xlink:type="simple" xlink:href="https://pub.dev/" text:style-name="ListLabel_20_253" text:visited-style-name="ListLabel_20_253"><text:span text:style-name="T15">https://pub.dev</text:span></text:a></text:p>
        </text:list-item>
        <text:list-item>
          <text:p text:style-name="P69">Flutter Awesome (Inspiración UI)<text:line-break/>🔗 <text:a xlink:type="simple" xlink:href="https://flutterawesome.com/" text:style-name="ListLabel_20_253" text:visited-style-name="ListLabel_20_253"><text:span text:style-name="T15">https://flutterawesome.com</text:span></text:a></text:p>
        </text:list-item>
      </text:list>
      <text:p text:style-name="Standard"><text:span text:style-name="T9">📌 Libros</text:span></text:p>
      <text:list xml:id="list3336573942" text:style-name="WWNum4">
        <text:list-item>
          <text:p text:style-name="P70">"Flutter in Action" (Manning)<text:line-break/>🔗 <text:a xlink:type="simple" xlink:href="https://www.manning.com/books/flutter-in-action" text:style-name="ListLabel_20_253" text:visited-style-name="ListLabel_20_253"><text:span text:style-name="T15">https://www.manning.com/books/flutter-in-action</text:span></text:a></text:p>
        </text:list-item>
        <text:list-item>
          <text:p text:style-name="P70">"Dart Apprentice" (Ray Wenderlich)<text:line-break/>🔗 <text:a xlink:type="simple" xlink:href="https://www.raywenderlich.com/books/dart-apprentice" text:style-name="ListLabel_20_253" text:visited-style-name="ListLabel_20_253"><text:span text:style-name="T15">https://www.raywenderlich.com/books/dart-apprentice</text:span></text:a></text:p>
        </text:list-item>
      </text:list>
      <text:p text:style-name="Standard"><text:span text:style-name="T9">💬 Comunidad</text:span></text:p>
      <text:list xml:id="list2023067008" text:style-name="WWNum6">
        <text:list-item>
          <text:p text:style-name="P71">Stack Overflow (Flutter Tag)<text:line-break/>🔗 <text:a xlink:type="simple" xlink:href="https://stackoverflow.com/questions/tagged/flutter" text:style-name="ListLabel_20_253" text:visited-style-name="ListLabel_20_253"><text:span text:style-name="T15">https://stackoverflow.com/questions/tagged/flutter</text:span></text:a></text:p>
        </text:list-item>
        <text:list-item>
          <text:p text:style-name="P71">Reddit r/FlutterDev<text:line-break/>🔗 <text:a xlink:type="simple" xlink:href="https://www.reddit.com/r/FlutterDev" text:style-name="ListLabel_20_253" text:visited-style-name="ListLabel_20_253"><text:span text:style-name="T15">https://www.reddit.com/r/FlutterDev</text:span></text:a></text:p>
        </text:list-item>
        <text:list-item>
          <text:p text:style-name="P71">Flutter Community en Medium<text:line-break/>🔗 <text:a xlink:type="simple" xlink:href="https://medium.com/flutter-community" text:style-name="ListLabel_20_253" text:visited-style-name="ListLabel_20_253"><text:span text:style-name="T15">https://medium.com/flutter-community</text:span></text:a></text:p>
        </text:list-item>
      </text:list>
      <text:p text:style-name="Standard"><text:span text:style-name="T9">🛠️ Herramientas Clave</text:span></text:p>
      <text:list xml:id="list1950850869" text:style-name="WWNum13">
        <text:list-item>
          <text:p text:style-name="P72">Flutter DevTools (Debugging)<text:line-break/>🔗 <text:a xlink:type="simple" xlink:href="https://docs.flutter.dev/tools/devtools" text:style-name="ListLabel_20_253" text:visited-style-name="ListLabel_20_253"><text:span text:style-name="T15">https://docs.flutter.dev/tools/devtools</text:span></text:a></text:p>
        </text:list-item>
        <text:list-item>
          <text:p text:style-name="P72">Firebase para Flutter<text:line-break/>🔗 <text:a xlink:type="simple" xlink:href="https://firebase.flutter.dev/" text:style-name="ListLabel_20_253" text:visited-style-name="ListLabel_20_253"><text:span text:style-name="T15">https://firebase.flutter.dev</text:span></text:a></text:p>
        </text:list-item>
        <text:list-item>
          <text:p text:style-name="P72">Riverpod (Gestión de Estado)<text:line-break/>🔗 <text:a xlink:type="simple" xlink:href="https://riverpod.dev/" text:style-name="ListLabel_20_253" text:visited-style-name="ListLabel_20_253"><text:span text:style-name="T15">https://riverpod.dev</text:span></text:a></text:p>
        </text:list-item>
        <text:list-item>
          <text:p text:style-name="P72">VS Code + Extensión Flutter<text:line-break/>🔗 <text:a xlink:type="simple" xlink:href="https://marketplace.visualstudio.com/items?itemName=Dart-Code.flutter" text:style-name="ListLabel_20_253" text:visited-style-name="ListLabel_20_253"><text:span text:style-name="T15">https://marketplace.visualstudio.com/items?itemName=Dart-Code.flutter</text:span></text:a></text:p>
        </text:list-item>
      </text:list>
      <text:p text:style-name="Standard"><text:span text:style-name="T9">🌟 Extra: Proyectos Open-Source</text:span></text:p>
      <text:list xml:id="list2663801903" text:style-name="WWNum27">
        <text:list-item>
          <text:p text:style-name="P73">Ejemplos de Apps en GitHub<text:line-break/>🔗 <text:a xlink:type="simple" xlink:href="https://github.com/flutter/samples" text:style-name="ListLabel_20_253" text:visited-style-name="ListLabel_20_253"><text:span text:style-name="T15">https://github.co/flutter/samples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53" style:display-name="ListLabel 253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1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1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<text:tab/><text:tab/>Unidad 11. Navegación, estado <text:s/>y responsive en Flutter</text:span></text:p>
      </style:header>
      <style:footer>
        <text:p text:style-name="MP4"><text:span text:style-name="MT1">CFGS DAM<text:tab/><text:tab/>Unidad 11 - Página </text:span><text:page-number text:select-page="current">6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7" meta:image-count="4" meta:object-count="0" meta:page-count="6" meta:paragraph-count="260" meta:word-count="4473" meta:character-count="35455" meta:non-whitespace-character-count="28069"/>
    <meta:generator>LibreOfficeDev/6.0.5.2$Linux_X86_64 LibreOffice_project/</meta:generator>
  </office:meta>
</office:document-meta>
</file>